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adc5e7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adc5e7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adc5e7" fo:border-left="0.06pt solid #000000" fo:border-right="none" fo:border-top="none"/>
    </style:style>
    <style:style style:name="ce18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7da7d8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7da7d8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5e8ac7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5e8ac7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5e8ac7" fo:border-left="0.06pt solid #000000" fo:border-right="none" fo:border-top="none"/>
    </style:style>
    <style:style style:name="ce26" style:family="table-cell" style:parent-style-name="Default" style:data-style-name="N84"/>
    <style:style style:name="ce27" style:family="table-cell" style:parent-style-name="Default">
      <style:table-cell-properties fo:border-bottom="none" fo:background-color="#adc5e7" fo:border-left="none" fo:border-right="none" fo:border-top="0.06pt solid #000000"/>
    </style:style>
    <style:style style:name="ce28" style:family="table-cell" style:parent-style-name="Default">
      <style:table-cell-properties fo:background-color="#adc5e7"/>
    </style:style>
    <style:style style:name="ce29" style:family="table-cell" style:parent-style-name="Default">
      <style:table-cell-properties fo:border-bottom="0.06pt solid #000000" fo:background-color="#adc5e7" fo:border-left="none" fo:border-right="none" fo:border-top="none"/>
    </style:style>
    <style:style style:name="ce3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61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ackground-color="#7da7d8" fo:border-left="none" fo:border-right="none" fo:border-top="0.06pt solid #000000"/>
    </style:style>
    <style:style style:name="ce34" style:family="table-cell" style:parent-style-name="Default">
      <style:table-cell-properties fo:background-color="#7da7d8"/>
    </style:style>
    <style:style style:name="ce35" style:family="table-cell" style:parent-style-name="Default">
      <style:table-cell-properties fo:border-bottom="0.06pt solid #000000" fo:background-color="#7da7d8" fo:border-left="none" fo:border-right="none" fo:border-top="none"/>
    </style:style>
    <style:style style:name="ce36" style:family="table-cell" style:parent-style-name="Default">
      <style:table-cell-properties fo:border-bottom="none" fo:background-color="#5e8ac7" fo:border-left="none" fo:border-right="none" fo:border-top="0.06pt solid #000000"/>
    </style:style>
    <style:style style:name="ce37" style:family="table-cell" style:parent-style-name="Default">
      <style:table-cell-properties fo:background-color="#5e8ac7"/>
    </style:style>
    <style:style style:name="ce38" style:family="table-cell" style:parent-style-name="Default">
      <style:table-cell-properties fo:border-bottom="0.06pt solid #000000" fo:background-color="#5e8ac7" fo:border-left="none" fo:border-right="none" fo:border-top="none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fo:background-color="#adc5e7" fo:border="none"/>
    </style:style>
    <style:style style:name="ce42" style:family="table-cell" style:parent-style-name="Default">
      <style:table-cell-properties fo:background-color="#7da7d8" fo:border="none"/>
    </style:style>
    <style:style style:name="ce43" style:family="table-cell" style:parent-style-name="Default">
      <style:table-cell-properties fo:background-color="#5e8ac7" fo:border="none"/>
    </style:style>
    <style:style style:name="ce44" style:family="table-cell" style:parent-style-name="Default">
      <style:table-cell-properties fo:border-bottom="none" fo:background-color="#adc5e7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ackground-color="#adc5e7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ackground-color="#adc5e7" fo:border-left="0.06pt solid #000000" fo:border-right="0.06pt solid #000000" fo:border-top="none"/>
    </style:style>
    <style:style style:name="ce47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48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order-left="0.06pt solid #000000" fo:border-right="0.06pt solid #000000" fo:border-top="none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7da7d8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none" fo:background-color="#7da7d8" fo:border-left="0.06pt solid #000000" fo:border-right="0.06pt solid #000000" fo:border-top="none"/>
    </style:style>
    <style:style style:name="ce53" style:family="table-cell" style:parent-style-name="Default">
      <style:table-cell-properties fo:border-bottom="0.06pt solid #000000" fo:background-color="#7da7d8" fo:border-left="0.06pt solid #000000" fo:border-right="0.06pt solid #000000" fo:border-top="none"/>
    </style:style>
    <style:style style:name="ce54" style:family="table-cell" style:parent-style-name="Default" style:data-style-name="N11">
      <style:table-cell-properties fo:border-bottom="none" fo:background-color="#72bf44" fo:border-left="0.06pt solid #000000" fo:border-right="0.06pt solid #000000" fo:border-top="none"/>
    </style:style>
    <style:style style:name="ce55" style:family="table-cell" style:parent-style-name="Default" style:data-style-name="N11">
      <style:table-cell-properties fo:border-bottom="none" fo:background-color="#c2e0ae" fo:border-left="0.06pt solid #000000" fo:border-right="0.06pt solid #000000" fo:border-top="none"/>
    </style:style>
    <style:style style:name="ce56" style:family="table-cell" style:parent-style-name="Default" style:data-style-name="N11">
      <style:table-cell-properties fo:border-bottom="0.06pt solid #000000" fo:background-color="#72bf44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ackground-color="#5e8ac7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none" fo:background-color="#5e8ac7" fo:border-left="0.06pt solid #000000" fo:border-right="0.06pt solid #000000" fo:border-top="none"/>
    </style:style>
    <style:style style:name="ce59" style:family="table-cell" style:parent-style-name="Default">
      <style:table-cell-properties fo:border-bottom="0.06pt solid #000000" fo:background-color="#5e8ac7" fo:border-left="0.06pt solid #000000" fo:border-right="0.06pt solid #000000" fo:border-top="none"/>
    </style:style>
    <style:style style:name="ce60" style:family="table-cell" style:parent-style-name="Default" style:data-style-name="N11">
      <style:table-cell-properties fo:border-bottom="none" fo:background-color="#72bf44" fo:border-left="0.06pt solid #000000" fo:border-right="0.06pt solid #000000" fo:border-top="0.06pt solid #000000"/>
    </style:style>
    <style:style style:name="ce61" style:family="table-cell" style:parent-style-name="Default">
      <style:table-cell-properties fo:border-bottom="none" fo:background-color="#bce4e5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bce4e5" fo:border-left="0.06pt solid #000000" fo:border-right="none" fo:border-top="none"/>
    </style:style>
    <style:style style:name="ce64" style:family="table-cell" style:parent-style-name="Default">
      <style:table-cell-properties fo:border-bottom="none" fo:background-color="#59c5c7" fo:border-left="0.06pt solid #000000" fo:border-right="none" fo:border-top="0.06pt solid #000000"/>
    </style:style>
    <style:style style:name="ce65" style:family="table-cell" style:parent-style-name="Default">
      <style:table-cell-properties fo:border-bottom="none" fo:background-color="#59c5c7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59c5c7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00b6bd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00b6bd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00b6bd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bce4e5" fo:border-left="none" fo:border-right="none" fo:border-top="0.06pt solid #000000"/>
    </style:style>
    <style:style style:name="ce71" style:family="table-cell" style:parent-style-name="Default">
      <style:table-cell-properties fo:background-color="#bce4e5"/>
    </style:style>
    <style:style style:name="ce72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73" style:family="table-cell" style:parent-style-name="Default">
      <style:table-cell-properties fo:border-bottom="none" fo:background-color="#59c5c7" fo:border-left="none" fo:border-right="none" fo:border-top="0.06pt solid #000000"/>
    </style:style>
    <style:style style:name="ce74" style:family="table-cell" style:parent-style-name="Default">
      <style:table-cell-properties fo:background-color="#59c5c7"/>
    </style:style>
    <style:style style:name="ce75" style:family="table-cell" style:parent-style-name="Default">
      <style:table-cell-properties fo:border-bottom="0.06pt solid #000000" fo:background-color="#59c5c7" fo:border-left="none" fo:border-right="none" fo:border-top="none"/>
    </style:style>
    <style:style style:name="ce76" style:family="table-cell" style:parent-style-name="Default">
      <style:table-cell-properties fo:border-bottom="none" fo:background-color="#00b6bd" fo:border-left="none" fo:border-right="none" fo:border-top="0.06pt solid #000000"/>
    </style:style>
    <style:style style:name="ce77" style:family="table-cell" style:parent-style-name="Default">
      <style:table-cell-properties fo:background-color="#00b6bd"/>
    </style:style>
    <style:style style:name="ce78" style:family="table-cell" style:parent-style-name="Default">
      <style:table-cell-properties fo:border-bottom="0.06pt solid #000000" fo:background-color="#00b6bd" fo:border-left="none" fo:border-right="none" fo:border-top="none"/>
    </style:style>
    <style:style style:name="ce79" style:family="table-cell" style:parent-style-name="Default">
      <style:table-cell-properties fo:background-color="#bce4e5" fo:border="none"/>
    </style:style>
    <style:style style:name="ce80" style:family="table-cell" style:parent-style-name="Default">
      <style:table-cell-properties fo:background-color="#59c5c7" fo:border="none"/>
    </style:style>
    <style:style style:name="ce81" style:family="table-cell" style:parent-style-name="Default">
      <style:table-cell-properties fo:background-color="#00b6bd" fo:border="none"/>
    </style:style>
    <style:style style:name="ce82" style:family="table-cell" style:parent-style-name="Default" style:data-style-name="N61">
      <style:table-cell-properties fo:border="none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none" fo:background-color="#bce4e5" fo:border-left="0.06pt solid #000000" fo:border-right="0.06pt solid #000000" fo:border-top="0.06pt solid #000000"/>
    </style:style>
    <style:style style:name="ce85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86" style:family="table-cell" style:parent-style-name="Default">
      <style:table-cell-properties fo:border-bottom="0.06pt solid #000000" fo:background-color="#bce4e5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59c5c7" fo:border-left="0.06pt solid #000000" fo:border-right="0.06pt solid #000000" fo:border-top="0.06pt solid #000000"/>
    </style:style>
    <style:style style:name="ce88" style:family="table-cell" style:parent-style-name="Default">
      <style:table-cell-properties fo:border-bottom="none" fo:background-color="#59c5c7" fo:border-left="0.06pt solid #000000" fo:border-right="0.06pt solid #000000" fo:border-top="none"/>
    </style:style>
    <style:style style:name="ce89" style:family="table-cell" style:parent-style-name="Default">
      <style:table-cell-properties fo:border-bottom="0.06pt solid #000000" fo:background-color="#59c5c7" fo:border-left="0.06pt solid #000000" fo:border-right="0.06pt solid #000000" fo:border-top="none"/>
    </style:style>
    <style:style style:name="ce90" style:family="table-cell" style:parent-style-name="Default">
      <style:table-cell-properties fo:border-bottom="none" fo:background-color="#00b6bd" fo:border-left="0.06pt solid #000000" fo:border-right="0.06pt solid #000000" fo:border-top="0.06pt solid #000000"/>
    </style:style>
    <style:style style:name="ce91" style:family="table-cell" style:parent-style-name="Default">
      <style:table-cell-properties fo:border-bottom="none" fo:background-color="#00b6bd" fo:border-left="0.06pt solid #000000" fo:border-right="0.06pt solid #000000" fo:border-top="none"/>
    </style:style>
    <style:style style:name="ce92" style:family="table-cell" style:parent-style-name="Default">
      <style:table-cell-properties fo:border-bottom="0.06pt solid #000000" fo:background-color="#00b6bd" fo:border-left="0.06pt solid #000000" fo:border-right="0.06pt solid #000000" fo:border-top="none"/>
    </style:style>
    <style:style style:name="ce93" style:family="table-cell" style:parent-style-name="Default" style:data-style-name="N11">
      <style:table-cell-properties fo:border-bottom="none" fo:background-color="#ed1c24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adc5e7" fo:border-left="none" fo:border-right="0.06pt solid #000000" fo:border-top="0.06pt solid #000000"/>
    </style:style>
    <style:style style:name="ce95" style:family="table-cell" style:parent-style-name="Default">
      <style:table-cell-properties fo:border-bottom="none" fo:background-color="#adc5e7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ackground-color="#adc5e7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#7da7d8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#7da7d8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7da7d8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5e8ac7" fo:border-left="none" fo:border-right="0.06pt solid #000000" fo:border-top="0.06pt solid #000000"/>
    </style:style>
    <style:style style:name="ce101" style:family="table-cell" style:parent-style-name="Default">
      <style:table-cell-properties fo:border-bottom="none" fo:background-color="#5e8ac7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ackground-color="#5e8ac7" fo:border-left="none" fo:border-right="0.06pt solid #000000" fo:border-top="none"/>
    </style:style>
    <style:style style:name="ce103" style:family="table-cell" style:parent-style-name="Default" style:data-style-name="N11">
      <style:table-cell-properties fo:border-bottom="none" fo:background-color="#ed1c24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5" table:default-cell-style-name="Default"/>
        <table:table-column table:style-name="co3" table:default-cell-style-name="ce54"/>
        <table:table-column table:style-name="co2" table:number-columns-repeated="5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5" office:value-type="string" calcext:value-type="string">
            <text:p>No deformation function</text:p>
          </table:table-cell>
          <table:table-cell table:style-name="ce27" table:number-columns-repeated="5"/>
          <table:table-cell table:style-name="ce44"/>
          <table:table-cell table:style-name="ce61" office:value-type="string" calcext:value-type="string">
            <text:p>No deformation function</text:p>
          </table:table-cell>
          <table:table-cell table:style-name="ce70" table:number-columns-repeated="5"/>
          <table:table-cell table:style-name="ce84"/>
          <table:table-cell table:style-name="ce15" office:value-type="string" calcext:value-type="string">
            <text:p>No deformation function</text:p>
          </table:table-cell>
          <table:table-cell table:style-name="ce27" table:number-columns-repeated="4"/>
          <table:table-cell table:style-name="ce94"/>
          <table:table-cell table:style-name="ce44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Linear d0 q0</text:p>
          </table:table-cell>
          <table:table-cell table:style-name="ce28" table:number-columns-repeated="4"/>
          <table:table-cell table:style-name="ce41"/>
          <table:table-cell table:style-name="ce45"/>
          <table:table-cell table:style-name="ce62" office:value-type="string" calcext:value-type="string">
            <text:p>Linear d10 q0</text:p>
          </table:table-cell>
          <table:table-cell table:style-name="ce71" table:number-columns-repeated="4"/>
          <table:table-cell table:style-name="ce79"/>
          <table:table-cell table:style-name="ce85"/>
          <table:table-cell table:style-name="ce16" office:value-type="string" calcext:value-type="string">
            <text:p>Linear d10 q10</text:p>
          </table:table-cell>
          <table:table-cell table:style-name="ce28" table:number-columns-repeated="4"/>
          <table:table-cell table:style-name="ce95"/>
          <table:table-cell table:style-name="ce45"/>
          <table:table-cell table:number-columns-repeated="3"/>
        </table:table-row>
        <table:table-row table:style-name="ro1">
          <table:table-cell table:style-name="ce3"/>
          <table:table-cell table:style-name="ce17" office:value-type="string" calcext:value-type="string">
            <text:p>c5s10</text:p>
          </table:table-cell>
          <table:table-cell table:style-name="ce29" office:value-type="string" calcext:value-type="string">
            <text:p>c5s20</text:p>
          </table:table-cell>
          <table:table-cell table:style-name="ce29" office:value-type="string" calcext:value-type="string">
            <text:p>c5s30</text:p>
          </table:table-cell>
          <table:table-cell table:style-name="ce29" office:value-type="string" calcext:value-type="string">
            <text:p>c10s10</text:p>
          </table:table-cell>
          <table:table-cell table:style-name="ce29" office:value-type="string" calcext:value-type="string">
            <text:p>c10s20</text:p>
          </table:table-cell>
          <table:table-cell table:style-name="ce29" office:value-type="string" calcext:value-type="string">
            <text:p>c10s30</text:p>
          </table:table-cell>
          <table:table-cell table:style-name="ce46" office:value-type="string" calcext:value-type="string">
            <text:p>Avg. error</text:p>
          </table:table-cell>
          <table:table-cell table:style-name="ce63" office:value-type="string" calcext:value-type="string">
            <text:p>c5s10</text:p>
          </table:table-cell>
          <table:table-cell table:style-name="ce72" office:value-type="string" calcext:value-type="string">
            <text:p>c5s20</text:p>
          </table:table-cell>
          <table:table-cell table:style-name="ce72" office:value-type="string" calcext:value-type="string">
            <text:p>c5s30</text:p>
          </table:table-cell>
          <table:table-cell table:style-name="ce72" office:value-type="string" calcext:value-type="string">
            <text:p>c10s10</text:p>
          </table:table-cell>
          <table:table-cell table:style-name="ce72" office:value-type="string" calcext:value-type="string">
            <text:p>c10s20</text:p>
          </table:table-cell>
          <table:table-cell table:style-name="ce72" office:value-type="string" calcext:value-type="string">
            <text:p>c10s30</text:p>
          </table:table-cell>
          <table:table-cell table:style-name="ce86" office:value-type="string" calcext:value-type="string">
            <text:p>Avg. error</text:p>
          </table:table-cell>
          <table:table-cell table:style-name="ce17" office:value-type="string" calcext:value-type="string">
            <text:p>c5s10</text:p>
          </table:table-cell>
          <table:table-cell table:style-name="ce29" office:value-type="string" calcext:value-type="string">
            <text:p>c5s20</text:p>
          </table:table-cell>
          <table:table-cell table:style-name="ce29" office:value-type="string" calcext:value-type="string">
            <text:p>c5s30</text:p>
          </table:table-cell>
          <table:table-cell table:style-name="ce29" office:value-type="string" calcext:value-type="string">
            <text:p>c10s10</text:p>
          </table:table-cell>
          <table:table-cell table:style-name="ce29" office:value-type="string" calcext:value-type="string">
            <text:p>c10s20</text:p>
          </table:table-cell>
          <table:table-cell table:style-name="ce96" office:value-type="string" calcext:value-type="string">
            <text:p>c10s30</text:p>
          </table:table-cell>
          <table:table-cell table:style-name="ce46" office:value-type="string" calcext:value-type="string">
            <text:p>Avg.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x</text:p>
          </table:table-cell>
          <table:table-cell table:style-name="ce18" office:value-type="float" office:value="-0.04382" calcext:value-type="float">
            <text:p>-4.38E-02</text:p>
          </table:table-cell>
          <table:table-cell table:style-name="ce30" office:value-type="float" office:value="-0.0433" calcext:value-type="float">
            <text:p>-4.33E-02</text:p>
          </table:table-cell>
          <table:table-cell table:style-name="ce30" office:value-type="float" office:value="-0.04305" calcext:value-type="float">
            <text:p>-4.31E-02</text:p>
          </table:table-cell>
          <table:table-cell table:style-name="ce30" office:value-type="float" office:value="-0.04349" calcext:value-type="float">
            <text:p>-4.35E-02</text:p>
          </table:table-cell>
          <table:table-cell table:style-name="ce30" office:value-type="float" office:value="-0.0429" calcext:value-type="float">
            <text:p>-4.29E-02</text:p>
          </table:table-cell>
          <table:table-cell table:style-name="ce7" office:value-type="float" office:value="-0.04263" calcext:value-type="float">
            <text:p>-4.26E-02</text:p>
          </table:table-cell>
          <table:table-cell table:style-name="ce47"/>
          <table:table-cell table:style-name="ce7" office:value-type="float" office:value="-0.04429" calcext:value-type="float">
            <text:p>-4.43E-02</text:p>
          </table:table-cell>
          <table:table-cell table:style-name="ce7" office:value-type="float" office:value="-0.04394" calcext:value-type="float">
            <text:p>-4.39E-02</text:p>
          </table:table-cell>
          <table:table-cell table:style-name="ce7" office:value-type="float" office:value="-0.04391" calcext:value-type="float">
            <text:p>-4.39E-02</text:p>
          </table:table-cell>
          <table:table-cell table:style-name="ce7" office:value-type="float" office:value="-0.04382" calcext:value-type="float">
            <text:p>-4.38E-02</text:p>
          </table:table-cell>
          <table:table-cell table:style-name="ce7" office:value-type="float" office:value="-0.04334" calcext:value-type="float">
            <text:p>-4.33E-02</text:p>
          </table:table-cell>
          <table:table-cell office:value-type="float" office:value="-0.04328" calcext:value-type="float">
            <text:p>-4.33E-02</text:p>
          </table:table-cell>
          <table:table-cell table:style-name="ce48"/>
          <table:table-cell table:style-name="ce7" office:value-type="float" office:value="-0.04703" calcext:value-type="float">
            <text:p>-4.70E-02</text:p>
          </table:table-cell>
          <table:table-cell table:style-name="ce7" office:value-type="float" office:value="-0.04697" calcext:value-type="float">
            <text:p>-4.70E-02</text:p>
          </table:table-cell>
          <table:table-cell table:style-name="ce7" office:value-type="float" office:value="-0.04726" calcext:value-type="float">
            <text:p>-4.73E-02</text:p>
          </table:table-cell>
          <table:table-cell table:style-name="ce7" office:value-type="float" office:value="-0.04659" calcext:value-type="float">
            <text:p>-4.66E-02</text:p>
          </table:table-cell>
          <table:table-cell table:style-name="ce7" office:value-type="float" office:value="-0.04639" calcext:value-type="float">
            <text:p>-4.64E-02</text:p>
          </table:table-cell>
          <table:table-cell table:style-name="ce7" office:value-type="float" office:value="-0.04664" calcext:value-type="float">
            <text:p>-4.66E-02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4.396E-017" calcext:value-type="float">
            <text:p>4.40E-17</text:p>
          </table:table-cell>
          <table:table-cell table:style-name="ce7" office:value-type="float" office:value="2.846E-016" calcext:value-type="float">
            <text:p>2.85E-16</text:p>
          </table:table-cell>
          <table:table-cell table:style-name="ce7" office:value-type="float" office:value="2.138E-016" calcext:value-type="float">
            <text:p>2.14E-16</text:p>
          </table:table-cell>
          <table:table-cell table:style-name="ce7" office:value-type="float" office:value="-1.465E-016" calcext:value-type="float">
            <text:p>-1.47E-16</text:p>
          </table:table-cell>
          <table:table-cell table:style-name="ce7" office:value-type="float" office:value="-1.048E-016" calcext:value-type="float">
            <text:p>-1.05E-16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48"/>
          <table:table-cell table:style-name="ce7" office:value-type="float" office:value="0.00000000000002699" calcext:value-type="float">
            <text:p>2.70E-14</text:p>
          </table:table-cell>
          <table:table-cell table:style-name="ce7" office:value-type="float" office:value="0.00000000000002441" calcext:value-type="float">
            <text:p>2.44E-14</text:p>
          </table:table-cell>
          <table:table-cell table:style-name="ce7" office:value-type="float" office:value="0.00000000000001613" calcext:value-type="float">
            <text:p>1.61E-14</text:p>
          </table:table-cell>
          <table:table-cell table:style-name="ce7" office:value-type="float" office:value="0.00000000000002707" calcext:value-type="float">
            <text:p>2.71E-14</text:p>
          </table:table-cell>
          <table:table-cell table:style-name="ce7" office:value-type="float" office:value="0.00000000000002266" calcext:value-type="float">
            <text:p>2.27E-14</text:p>
          </table:table-cell>
          <table:table-cell office:value-type="float" office:value="0.00000000000002099" calcext:value-type="float">
            <text:p>2.10E-14</text:p>
          </table:table-cell>
          <table:table-cell table:style-name="ce48"/>
          <table:table-cell table:style-name="ce7" office:value-type="float" office:value="0.000000000000532" calcext:value-type="float">
            <text:p>5.32E-13</text:p>
          </table:table-cell>
          <table:table-cell table:style-name="ce7" office:value-type="float" office:value="0.0000000000004043" calcext:value-type="float">
            <text:p>4.04E-13</text:p>
          </table:table-cell>
          <table:table-cell table:style-name="ce7" office:value-type="float" office:value="0.0000000000003639" calcext:value-type="float">
            <text:p>3.64E-13</text:p>
          </table:table-cell>
          <table:table-cell table:style-name="ce7" office:value-type="float" office:value="0.0000000000005163" calcext:value-type="float">
            <text:p>5.16E-13</text:p>
          </table:table-cell>
          <table:table-cell table:style-name="ce7" office:value-type="float" office:value="0.0000000000004181" calcext:value-type="float">
            <text:p>4.18E-13</text:p>
          </table:table-cell>
          <table:table-cell table:style-name="ce7" office:value-type="float" office:value="0.0000000000003371" calcext:value-type="float">
            <text:p>3.37E-13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Fz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style-name="ce48"/>
          <table:table-cell table:style-name="ce7" office:value-type="float" office:value="3.098" calcext:value-type="float">
            <text:p>3.10E+00</text:p>
          </table:table-cell>
          <table:table-cell table:style-name="ce7" office:value-type="float" office:value="3.095" calcext:value-type="float">
            <text:p>3.1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81" calcext:value-type="float">
            <text:p>3.08E+00</text:p>
          </table:table-cell>
          <table:table-cell table:style-name="ce7" office:value-type="float" office:value="3.079" calcext:value-type="float">
            <text:p>3.08E+00</text:p>
          </table:table-cell>
          <table:table-cell office:value-type="float" office:value="3.078" calcext:value-type="float">
            <text:p>3.08E+00</text:p>
          </table:table-cell>
          <table:table-cell table:style-name="ce48"/>
          <table:table-cell table:style-name="ce7" office:value-type="float" office:value="3.236" calcext:value-type="float">
            <text:p>3.24E+00</text:p>
          </table:table-cell>
          <table:table-cell table:number-columns-repeated="2" table:style-name="ce7" office:value-type="float" office:value="3.246" calcext:value-type="float">
            <text:p>3.25E+00</text:p>
          </table:table-cell>
          <table:table-cell table:style-name="ce7" office:value-type="float" office:value="3.214" calcext:value-type="float">
            <text:p>3.21E+00</text:p>
          </table:table-cell>
          <table:table-cell table:style-name="ce7" office:value-type="float" office:value="3.225" calcext:value-type="float">
            <text:p>3.23E+00</text:p>
          </table:table-cell>
          <table:table-cell table:style-name="ce7" office:value-type="float" office:value="3.226" calcext:value-type="float">
            <text:p>3.23E+00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7" office:value-type="float" office:value="0.06224" calcext:value-type="float">
            <text:p>6.22E-02</text:p>
          </table:table-cell>
          <table:table-cell table:style-name="ce48"/>
          <table:table-cell table:style-name="ce7" office:value-type="float" office:value="0.06386" calcext:value-type="float">
            <text:p>6.39E-02</text:p>
          </table:table-cell>
          <table:table-cell table:style-name="ce7" office:value-type="float" office:value="0.06411" calcext:value-type="float">
            <text:p>6.41E-02</text:p>
          </table:table-cell>
          <table:table-cell table:style-name="ce7" office:value-type="float" office:value="0.06408" calcext:value-type="float">
            <text:p>6.41E-02</text:p>
          </table:table-cell>
          <table:table-cell table:style-name="ce7" office:value-type="float" office:value="0.06375" calcext:value-type="float">
            <text:p>6.38E-02</text:p>
          </table:table-cell>
          <table:table-cell table:style-name="ce7" office:value-type="float" office:value="0.06415" calcext:value-type="float">
            <text:p>6.42E-02</text:p>
          </table:table-cell>
          <table:table-cell office:value-type="float" office:value="0.06418" calcext:value-type="float">
            <text:p>6.42E-02</text:p>
          </table:table-cell>
          <table:table-cell table:style-name="ce48"/>
          <table:table-cell table:style-name="ce7" office:value-type="float" office:value="0.06593" calcext:value-type="float">
            <text:p>6.59E-02</text:p>
          </table:table-cell>
          <table:table-cell table:style-name="ce7" office:value-type="float" office:value="0.06633" calcext:value-type="float">
            <text:p>6.63E-02</text:p>
          </table:table-cell>
          <table:table-cell table:style-name="ce7" office:value-type="float" office:value="0.06605" calcext:value-type="float">
            <text:p>6.61E-02</text:p>
          </table:table-cell>
          <table:table-cell table:style-name="ce7" office:value-type="float" office:value="0.06562" calcext:value-type="float">
            <text:p>6.56E-02</text:p>
          </table:table-cell>
          <table:table-cell table:style-name="ce7" office:value-type="float" office:value="0.06617" calcext:value-type="float">
            <text:p>6.62E-02</text:p>
          </table:table-cell>
          <table:table-cell table:style-name="ce7" office:value-type="float" office:value="0.06597" calcext:value-type="float">
            <text:p>6.60E-02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4.396E-017" calcext:value-type="float">
            <text:p>4.40E-17</text:p>
          </table:table-cell>
          <table:table-cell table:style-name="ce7" office:value-type="float" office:value="2.846E-016" calcext:value-type="float">
            <text:p>2.85E-16</text:p>
          </table:table-cell>
          <table:table-cell table:style-name="ce7" office:value-type="float" office:value="2.138E-016" calcext:value-type="float">
            <text:p>2.14E-16</text:p>
          </table:table-cell>
          <table:table-cell table:style-name="ce7" office:value-type="float" office:value="-1.465E-016" calcext:value-type="float">
            <text:p>-1.47E-16</text:p>
          </table:table-cell>
          <table:table-cell table:style-name="ce7" office:value-type="float" office:value="-1.048E-016" calcext:value-type="float">
            <text:p>-1.05E-16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48"/>
          <table:table-cell table:style-name="ce7" office:value-type="float" office:value="0.00000000000002699" calcext:value-type="float">
            <text:p>2.70E-14</text:p>
          </table:table-cell>
          <table:table-cell table:style-name="ce7" office:value-type="float" office:value="0.00000000000002441" calcext:value-type="float">
            <text:p>2.44E-14</text:p>
          </table:table-cell>
          <table:table-cell table:style-name="ce7" office:value-type="float" office:value="0.00000000000001613" calcext:value-type="float">
            <text:p>1.61E-14</text:p>
          </table:table-cell>
          <table:table-cell table:style-name="ce7" office:value-type="float" office:value="0.00000000000002707" calcext:value-type="float">
            <text:p>2.71E-14</text:p>
          </table:table-cell>
          <table:table-cell table:style-name="ce7" office:value-type="float" office:value="0.00000000000002266" calcext:value-type="float">
            <text:p>2.27E-14</text:p>
          </table:table-cell>
          <table:table-cell office:value-type="float" office:value="0.00000000000002099" calcext:value-type="float">
            <text:p>2.10E-14</text:p>
          </table:table-cell>
          <table:table-cell table:style-name="ce48"/>
          <table:table-cell table:style-name="ce7" office:value-type="float" office:value="0.000000000000532" calcext:value-type="float">
            <text:p>5.32E-13</text:p>
          </table:table-cell>
          <table:table-cell table:style-name="ce7" office:value-type="float" office:value="0.0000000000004043" calcext:value-type="float">
            <text:p>4.04E-13</text:p>
          </table:table-cell>
          <table:table-cell table:style-name="ce7" office:value-type="float" office:value="0.0000000000003639" calcext:value-type="float">
            <text:p>3.64E-13</text:p>
          </table:table-cell>
          <table:table-cell table:style-name="ce7" office:value-type="float" office:value="0.0000000000005163" calcext:value-type="float">
            <text:p>5.16E-13</text:p>
          </table:table-cell>
          <table:table-cell table:style-name="ce7" office:value-type="float" office:value="0.0000000000004181" calcext:value-type="float">
            <text:p>4.18E-13</text:p>
          </table:table-cell>
          <table:table-cell table:style-name="ce7" office:value-type="float" office:value="0.0000000000003371" calcext:value-type="float">
            <text:p>3.37E-13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style-name="ce48"/>
          <table:table-cell table:style-name="ce7" office:value-type="float" office:value="3.098" calcext:value-type="float">
            <text:p>3.10E+00</text:p>
          </table:table-cell>
          <table:table-cell table:style-name="ce7" office:value-type="float" office:value="3.095" calcext:value-type="float">
            <text:p>3.10E+00</text:p>
          </table:table-cell>
          <table:table-cell table:style-name="ce7" office:value-type="float" office:value="3.093" calcext:value-type="float">
            <text:p>3.09E+00</text:p>
          </table:table-cell>
          <table:table-cell table:style-name="ce7" office:value-type="float" office:value="3.081" calcext:value-type="float">
            <text:p>3.08E+00</text:p>
          </table:table-cell>
          <table:table-cell table:style-name="ce7" office:value-type="float" office:value="3.079" calcext:value-type="float">
            <text:p>3.08E+00</text:p>
          </table:table-cell>
          <table:table-cell office:value-type="float" office:value="3.078" calcext:value-type="float">
            <text:p>3.08E+00</text:p>
          </table:table-cell>
          <table:table-cell table:style-name="ce48"/>
          <table:table-cell table:style-name="ce7" office:value-type="float" office:value="3.236" calcext:value-type="float">
            <text:p>3.24E+00</text:p>
          </table:table-cell>
          <table:table-cell table:style-name="ce7" office:value-type="float" office:value="3.245" calcext:value-type="float">
            <text:p>3.25E+00</text:p>
          </table:table-cell>
          <table:table-cell table:style-name="ce7" office:value-type="float" office:value="3.246" calcext:value-type="float">
            <text:p>3.25E+00</text:p>
          </table:table-cell>
          <table:table-cell table:style-name="ce7" office:value-type="float" office:value="3.214" calcext:value-type="float">
            <text:p>3.21E+00</text:p>
          </table:table-cell>
          <table:table-cell table:style-name="ce7" office:value-type="float" office:value="3.224" calcext:value-type="float">
            <text:p>3.22E+00</text:p>
          </table:table-cell>
          <table:table-cell table:style-name="ce7" office:value-type="float" office:value="3.226" calcext:value-type="float">
            <text:p>3.23E+00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-7.852E-016" calcext:value-type="float">
            <text:p>-7.85E-16</text:p>
          </table:table-cell>
          <table:table-cell table:style-name="ce7" office:value-type="float" office:value="-2.966E-015" calcext:value-type="float">
            <text:p>-2.97E-15</text:p>
          </table:table-cell>
          <table:table-cell table:style-name="ce7" office:value-type="float" office:value="-7.038E-015" calcext:value-type="float">
            <text:p>-7.04E-15</text:p>
          </table:table-cell>
          <table:table-cell table:style-name="ce7" office:value-type="float" office:value="-7.609E-016" calcext:value-type="float">
            <text:p>-7.61E-16</text:p>
          </table:table-cell>
          <table:table-cell table:style-name="ce7" office:value-type="float" office:value="4.917E-017" calcext:value-type="float">
            <text:p>4.92E-17</text:p>
          </table:table-cell>
          <table:table-cell table:style-name="ce7" office:value-type="float" office:value="-4.77E-016" calcext:value-type="float">
            <text:p>-4.77E-16</text:p>
          </table:table-cell>
          <table:table-cell table:style-name="ce48"/>
          <table:table-cell table:style-name="ce7" office:value-type="float" office:value="-0.00000000000004379" calcext:value-type="float">
            <text:p>-4.38E-14</text:p>
          </table:table-cell>
          <table:table-cell table:style-name="ce7" office:value-type="float" office:value="-0.00000000000003995" calcext:value-type="float">
            <text:p>-4.00E-14</text:p>
          </table:table-cell>
          <table:table-cell table:style-name="ce7" office:value-type="float" office:value="-0.00000000000002738" calcext:value-type="float">
            <text:p>-2.74E-14</text:p>
          </table:table-cell>
          <table:table-cell table:style-name="ce7" office:value-type="float" office:value="-0.00000000000004401" calcext:value-type="float">
            <text:p>-4.40E-14</text:p>
          </table:table-cell>
          <table:table-cell table:style-name="ce7" office:value-type="float" office:value="-0.00000000000003728" calcext:value-type="float">
            <text:p>-3.73E-14</text:p>
          </table:table-cell>
          <table:table-cell office:value-type="float" office:value="-0.00000000000003303" calcext:value-type="float">
            <text:p>-3.30E-14</text:p>
          </table:table-cell>
          <table:table-cell table:style-name="ce48"/>
          <table:table-cell table:style-name="ce7" office:value-type="float" office:value="-0.0000000000003638" calcext:value-type="float">
            <text:p>-3.64E-13</text:p>
          </table:table-cell>
          <table:table-cell table:style-name="ce7" office:value-type="float" office:value="-0.0000000000002811" calcext:value-type="float">
            <text:p>-2.81E-13</text:p>
          </table:table-cell>
          <table:table-cell table:style-name="ce7" office:value-type="float" office:value="-0.0000000000002524" calcext:value-type="float">
            <text:p>-2.52E-13</text:p>
          </table:table-cell>
          <table:table-cell table:style-name="ce7" office:value-type="float" office:value="-0.0000000000003552" calcext:value-type="float">
            <text:p>-3.55E-13</text:p>
          </table:table-cell>
          <table:table-cell table:style-name="ce7" office:value-type="float" office:value="-0.000000000000289" calcext:value-type="float">
            <text:p>-2.89E-13</text:p>
          </table:table-cell>
          <table:table-cell table:style-name="ce7" office:value-type="float" office:value="-0.0000000000002337" calcext:value-type="float">
            <text:p>-2.34E-13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7" office:value-type="float" office:value="-0.2557" calcext:value-type="float">
            <text:p>-2.56E-01</text:p>
          </table:table-cell>
          <table:table-cell table:style-name="ce48"/>
          <table:table-cell table:style-name="ce7" office:value-type="float" office:value="-0.2614" calcext:value-type="float">
            <text:p>-2.61E-01</text:p>
          </table:table-cell>
          <table:table-cell table:style-name="ce7" office:value-type="float" office:value="-0.2605" calcext:value-type="float">
            <text:p>-2.61E-01</text:p>
          </table:table-cell>
          <table:table-cell table:style-name="ce7" office:value-type="float" office:value="-0.2595" calcext:value-type="float">
            <text:p>-2.60E-01</text:p>
          </table:table-cell>
          <table:table-cell table:style-name="ce7" office:value-type="float" office:value="-0.2673" calcext:value-type="float">
            <text:p>-2.67E-01</text:p>
          </table:table-cell>
          <table:table-cell table:style-name="ce7" office:value-type="float" office:value="-0.2667" calcext:value-type="float">
            <text:p>-2.67E-01</text:p>
          </table:table-cell>
          <table:table-cell office:value-type="float" office:value="-0.2658" calcext:value-type="float">
            <text:p>-2.66E-01</text:p>
          </table:table-cell>
          <table:table-cell table:style-name="ce48"/>
          <table:table-cell table:style-name="ce7" office:value-type="float" office:value="-0.2793" calcext:value-type="float">
            <text:p>-2.79E-01</text:p>
          </table:table-cell>
          <table:table-cell table:style-name="ce7" office:value-type="float" office:value="-0.2799" calcext:value-type="float">
            <text:p>-2.80E-01</text:p>
          </table:table-cell>
          <table:table-cell table:style-name="ce7" office:value-type="float" office:value="-0.2785" calcext:value-type="float">
            <text:p>-2.79E-01</text:p>
          </table:table-cell>
          <table:table-cell table:style-name="ce7" office:value-type="float" office:value="-0.2851" calcext:value-type="float">
            <text:p>-2.85E-01</text:p>
          </table:table-cell>
          <table:table-cell table:style-name="ce7" office:value-type="float" office:value="-0.286" calcext:value-type="float">
            <text:p>-2.86E-01</text:p>
          </table:table-cell>
          <table:table-cell table:style-name="ce7" office:value-type="float" office:value="-0.2847" calcext:value-type="float">
            <text:p>-2.85E-01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4.375E-017" calcext:value-type="float">
            <text:p>4.38E-17</text:p>
          </table:table-cell>
          <table:table-cell table:style-name="ce7" office:value-type="float" office:value="1.296E-016" calcext:value-type="float">
            <text:p>1.30E-16</text:p>
          </table:table-cell>
          <table:table-cell table:style-name="ce7" office:value-type="float" office:value="1.916E-016" calcext:value-type="float">
            <text:p>1.92E-16</text:p>
          </table:table-cell>
          <table:table-cell table:style-name="ce7" office:value-type="float" office:value="-2.181E-017" calcext:value-type="float">
            <text:p>-2.18E-17</text:p>
          </table:table-cell>
          <table:table-cell table:style-name="ce7" office:value-type="float" office:value="-4.212E-017" calcext:value-type="float">
            <text:p>-4.21E-17</text:p>
          </table:table-cell>
          <table:table-cell table:style-name="ce7" office:value-type="float" office:value="9.732E-017" calcext:value-type="float">
            <text:p>9.73E-17</text:p>
          </table:table-cell>
          <table:table-cell table:style-name="ce48"/>
          <table:table-cell table:style-name="ce7" office:value-type="float" office:value="8.168E-015" calcext:value-type="float">
            <text:p>8.17E-15</text:p>
          </table:table-cell>
          <table:table-cell table:style-name="ce7" office:value-type="float" office:value="7.841E-015" calcext:value-type="float">
            <text:p>7.84E-15</text:p>
          </table:table-cell>
          <table:table-cell table:style-name="ce7" office:value-type="float" office:value="4.939E-015" calcext:value-type="float">
            <text:p>4.94E-15</text:p>
          </table:table-cell>
          <table:table-cell table:style-name="ce7" office:value-type="float" office:value="8.139E-015" calcext:value-type="float">
            <text:p>8.14E-15</text:p>
          </table:table-cell>
          <table:table-cell table:style-name="ce7" office:value-type="float" office:value="7.227E-015" calcext:value-type="float">
            <text:p>7.23E-15</text:p>
          </table:table-cell>
          <table:table-cell office:value-type="float" office:value="6.387E-015" calcext:value-type="float">
            <text:p>6.39E-15</text:p>
          </table:table-cell>
          <table:table-cell table:style-name="ce48"/>
          <table:table-cell table:style-name="ce7" office:value-type="float" office:value="0.0000000000001161" calcext:value-type="float">
            <text:p>1.16E-13</text:p>
          </table:table-cell>
          <table:table-cell table:style-name="ce7" office:value-type="float" office:value="0.00000000000009059" calcext:value-type="float">
            <text:p>9.06E-14</text:p>
          </table:table-cell>
          <table:table-cell table:style-name="ce7" office:value-type="float" office:value="0.00000000000008178" calcext:value-type="float">
            <text:p>8.18E-14</text:p>
          </table:table-cell>
          <table:table-cell table:style-name="ce7" office:value-type="float" office:value="0.0000000000001177" calcext:value-type="float">
            <text:p>1.18E-13</text:p>
          </table:table-cell>
          <table:table-cell table:style-name="ce7" office:value-type="float" office:value="0.00000000000009576" calcext:value-type="float">
            <text:p>9.58E-14</text:p>
          </table:table-cell>
          <table:table-cell table:style-name="ce7" office:value-type="float" office:value="0.00000000000007642" calcext:value-type="float">
            <text:p>7.64E-14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Cx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5" office:value-type="float" office:value="-0.0001" calcext:value-type="float">
            <text:p>-0.0001</text:p>
          </table:table-cell>
          <table:table-cell table:style-name="ce49"/>
          <table:table-cell table:number-columns-repeated="5" office:value-type="float" office:value="-0.0001" calcext:value-type="float">
            <text:p>-0.0001</text:p>
          </table:table-cell>
          <table:table-cell office:value-type="float" office:value="-0.0001" calcext:value-type="float">
            <text:p>-1.00E-04</text:p>
          </table:table-cell>
          <table:table-cell table:style-name="ce48"/>
          <table:table-cell table:number-columns-repeated="6" office:value-type="float" office:value="-0.0001" calcext:value-type="float">
            <text:p>-0.0001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C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"/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.00E+00</text:p>
          </table:table-cell>
          <table:table-cell table:style-name="ce48"/>
          <table:table-cell table:number-columns-repeated="6" office:value-type="float" office:value="0" calcext:value-type="float">
            <text:p>0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Cz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style-name="ce49"/>
          <table:table-cell table:number-columns-repeated="3" office:value-type="float" office:value="0.0051" calcext:value-type="float">
            <text:p>0.0051</text:p>
          </table:table-cell>
          <table:table-cell table:number-columns-repeated="2" office:value-type="float" office:value="0.005" calcext:value-type="float">
            <text:p>0.00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49"/>
          <table:table-cell table:number-columns-repeated="3"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5" office:value-type="float" office:value="0.0001" calcext:value-type="float">
            <text:p>0.0001</text:p>
          </table:table-cell>
          <table:table-cell table:style-name="ce49"/>
          <table:table-cell table:number-columns-repeated="5" office:value-type="float" office:value="0.0001" calcext:value-type="float">
            <text:p>0.00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ce49"/>
          <table:table-cell table:number-columns-repeated="6" office:value-type="float" office:value="0.0001" calcext:value-type="float">
            <text:p>0.0001</text:p>
          </table:table-cell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"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9"/>
          <table:table-cell table:number-columns-repeated="6" office:value-type="float" office:value="0" calcext:value-type="float">
            <text:p>0</text:p>
          </table:table-cell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style-name="ce49"/>
          <table:table-cell table:number-columns-repeated="3" office:value-type="float" office:value="0.0051" calcext:value-type="float">
            <text:p>0.0051</text:p>
          </table:table-cell>
          <table:table-cell table:number-columns-repeated="2" office:value-type="float" office:value="0.005" calcext:value-type="float">
            <text:p>0.00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49"/>
          <table:table-cell table:number-columns-repeated="3"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-0" calcext:value-type="float">
            <text:p>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ce49"/>
          <table:table-cell table:number-columns-repeated="5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style-name="ce49"/>
          <table:table-cell table:number-columns-repeated="6" office:value-type="float" office:value="-0" calcext:value-type="float">
            <text:p>0</text:p>
          </table:table-cell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m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5" office:value-type="float" office:value="-0.0004" calcext:value-type="float">
            <text:p>-0.0004</text:p>
          </table:table-cell>
          <table:table-cell table:style-name="ce49"/>
          <table:table-cell table:number-columns-repeated="5" office:value-type="float" office:value="-0.0004" calcext:value-type="float">
            <text:p>-0.0004</text:p>
          </table:table-cell>
          <table:table-cell table:style-name="Default" office:value-type="float" office:value="-0.0004" calcext:value-type="float">
            <text:p>-0.0004</text:p>
          </table:table-cell>
          <table:table-cell table:style-name="ce49"/>
          <table:table-cell table:number-columns-repeated="6" office:value-type="float" office:value="-0.0005" calcext:value-type="float">
            <text:p>-0.0005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0"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9"/>
          <table:table-cell table:number-columns-repeated="6" office:value-type="float" office:value="0" calcext:value-type="float">
            <text:p>0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1"/>
          <table:table-cell table:style-name="ce20" office:value-type="string" calcext:value-type="string">
            <text:p>Deformation from function (shape 1)</text:p>
          </table:table-cell>
          <table:table-cell table:style-name="ce33" table:number-columns-repeated="5"/>
          <table:table-cell table:style-name="ce51"/>
          <table:table-cell table:style-name="ce64" office:value-type="string" calcext:value-type="string">
            <text:p>Deformation from function (shape 1)</text:p>
          </table:table-cell>
          <table:table-cell table:style-name="ce73" table:number-columns-repeated="5"/>
          <table:table-cell table:style-name="ce87"/>
          <table:table-cell table:style-name="ce20"/>
          <table:table-cell table:style-name="ce33" table:number-columns-repeated="4"/>
          <table:table-cell table:style-name="ce97"/>
          <table:table-cell table:style-name="ce51"/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Linear d0 q0</text:p>
          </table:table-cell>
          <table:table-cell table:style-name="ce34" table:number-columns-repeated="4"/>
          <table:table-cell table:style-name="ce42"/>
          <table:table-cell table:style-name="ce52"/>
          <table:table-cell table:style-name="ce65" office:value-type="string" calcext:value-type="string">
            <text:p>Linear d10 q0</text:p>
          </table:table-cell>
          <table:table-cell table:style-name="ce74" table:number-columns-repeated="4"/>
          <table:table-cell table:style-name="ce80"/>
          <table:table-cell table:style-name="ce88"/>
          <table:table-cell table:style-name="ce21"/>
          <table:table-cell table:style-name="ce34" table:number-columns-repeated="4"/>
          <table:table-cell table:style-name="ce98"/>
          <table:table-cell table:style-name="ce52"/>
          <table:table-cell table:number-columns-repeated="3"/>
        </table:table-row>
        <table:table-row table:style-name="ro1">
          <table:table-cell table:style-name="ce3"/>
          <table:table-cell table:style-name="ce22" office:value-type="string" calcext:value-type="string">
            <text:p>c5s10</text:p>
          </table:table-cell>
          <table:table-cell table:style-name="ce35" office:value-type="string" calcext:value-type="string">
            <text:p>c5s20</text:p>
          </table:table-cell>
          <table:table-cell table:style-name="ce35" office:value-type="string" calcext:value-type="string">
            <text:p>c5s30</text:p>
          </table:table-cell>
          <table:table-cell table:style-name="ce35" office:value-type="string" calcext:value-type="string">
            <text:p>c10s10</text:p>
          </table:table-cell>
          <table:table-cell table:style-name="ce35" office:value-type="string" calcext:value-type="string">
            <text:p>c10s20</text:p>
          </table:table-cell>
          <table:table-cell table:style-name="ce35" office:value-type="string" calcext:value-type="string">
            <text:p>c10s30</text:p>
          </table:table-cell>
          <table:table-cell table:style-name="ce53" office:value-type="string" calcext:value-type="string">
            <text:p>Avg. error</text:p>
          </table:table-cell>
          <table:table-cell table:style-name="ce66" office:value-type="string" calcext:value-type="string">
            <text:p>c5s10</text:p>
          </table:table-cell>
          <table:table-cell table:style-name="ce75" office:value-type="string" calcext:value-type="string">
            <text:p>c5s20</text:p>
          </table:table-cell>
          <table:table-cell table:style-name="ce75" office:value-type="string" calcext:value-type="string">
            <text:p>c5s30</text:p>
          </table:table-cell>
          <table:table-cell table:style-name="ce75" office:value-type="string" calcext:value-type="string">
            <text:p>c10s10</text:p>
          </table:table-cell>
          <table:table-cell table:style-name="ce75" office:value-type="string" calcext:value-type="string">
            <text:p>c10s20</text:p>
          </table:table-cell>
          <table:table-cell table:style-name="ce75" office:value-type="string" calcext:value-type="string">
            <text:p>c10s30</text:p>
          </table:table-cell>
          <table:table-cell table:style-name="ce89" office:value-type="string" calcext:value-type="string">
            <text:p>Avg. error</text:p>
          </table:table-cell>
          <table:table-cell table:style-name="ce22"/>
          <table:table-cell table:style-name="ce35" table:number-columns-repeated="4"/>
          <table:table-cell table:style-name="ce99"/>
          <table:table-cell table:style-name="ce53" office:value-type="string" calcext:value-type="string">
            <text:p>Avg.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x</text:p>
          </table:table-cell>
          <table:table-cell table:style-name="ce18" office:value-type="float" office:value="-0.04382" calcext:value-type="float">
            <text:p>-4.38E-02</text:p>
          </table:table-cell>
          <table:table-cell table:style-name="ce30" office:value-type="float" office:value="-0.0433" calcext:value-type="float">
            <text:p>-4.33E-02</text:p>
          </table:table-cell>
          <table:table-cell table:style-name="ce30" office:value-type="float" office:value="-0.04305" calcext:value-type="float">
            <text:p>-4.31E-02</text:p>
          </table:table-cell>
          <table:table-cell table:style-name="ce30" office:value-type="float" office:value="-0.04349" calcext:value-type="float">
            <text:p>-4.35E-02</text:p>
          </table:table-cell>
          <table:table-cell table:style-name="ce30" office:value-type="float" office:value="-0.0429" calcext:value-type="float">
            <text:p>-4.29E-02</text:p>
          </table:table-cell>
          <table:table-cell table:style-name="ce7" office:value-type="float" office:value="-0.04263" calcext:value-type="float">
            <text:p>-4.26E-02</text:p>
          </table:table-cell>
          <table:table-cell table:formula="of:=(SUM([.B4:.F4])-SUM([.B25:.F25]))/SUM([.B4:.F4])" office:value-type="percentage" office:value="-0" calcext:value-type="percentage">
            <text:p>0.00%</text:p>
          </table:table-cell>
          <table:table-cell table:style-name="ce18" office:value-type="float" office:value="-0.04413" calcext:value-type="float">
            <text:p>-4.41E-02</text:p>
          </table:table-cell>
          <table:table-cell table:style-name="ce30" office:value-type="float" office:value="-0.04377" calcext:value-type="float">
            <text:p>-4.38E-02</text:p>
          </table:table-cell>
          <table:table-cell table:style-name="ce30" office:value-type="float" office:value="-0.04374" calcext:value-type="float">
            <text:p>-4.37E-02</text:p>
          </table:table-cell>
          <table:table-cell table:style-name="ce30" office:value-type="float" office:value="-0.04366" calcext:value-type="float">
            <text:p>-4.37E-02</text:p>
          </table:table-cell>
          <table:table-cell table:style-name="ce30" office:value-type="float" office:value="-0.04319" calcext:value-type="float">
            <text:p>-4.32E-02</text:p>
          </table:table-cell>
          <table:table-cell table:style-name="ce30" office:value-type="float" office:value="-0.04312" calcext:value-type="float">
            <text:p>-4.31E-02</text:p>
          </table:table-cell>
          <table:table-cell table:style-name="ce60" table:formula="of:=(SUM([.I4:.N4])-SUM([.I25:.N25]))/SUM([.I4:.N4])" office:value-type="percentage" office:value="0.00369411227054622" calcext:value-type="percentage">
            <text:p>0.37%</text:p>
          </table:table-cell>
          <table:table-cell table:style-name="ce7" office:value-type="float" office:value="-0.04625" calcext:value-type="float">
            <text:p>-4.63E-02</text:p>
          </table:table-cell>
          <table:table-cell table:style-name="ce7" office:value-type="float" office:value="-0.04634" calcext:value-type="float">
            <text:p>-4.63E-02</text:p>
          </table:table-cell>
          <table:table-cell table:style-name="ce7" office:value-type="float" office:value="-0.04668" calcext:value-type="float">
            <text:p>-4.67E-02</text:p>
          </table:table-cell>
          <table:table-cell table:style-name="ce7" office:value-type="float" office:value="-0.04556" calcext:value-type="float">
            <text:p>-4.56E-02</text:p>
          </table:table-cell>
          <table:table-cell table:style-name="ce7" office:value-type="float" office:value="-0.0457" calcext:value-type="float">
            <text:p>-4.57E-02</text:p>
          </table:table-cell>
          <table:table-cell table:style-name="ce7" office:value-type="float" office:value="-0.04607" calcext:value-type="float">
            <text:p>-4.61E-02</text:p>
          </table:table-cell>
          <table:table-cell table:style-name="ce103" table:formula="of:=(SUM([.P4:.U4])-SUM([.P25:.U25]))/SUM([.P4:.U4])" office:value-type="percentage" office:value="0.0152378239817716" calcext:value-type="percentage">
            <text:p>1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5" table:formula="of:=(SUM([.B5:.F5])-SUM([.B26:.F26]))/SUM([.B5:.F5])" office:value-type="percentage" office:value="-0.748230605373463" calcext:value-type="percentage">
            <text:p>-74.82%</text:p>
          </table:table-cell>
          <table:table-cell table:style-name="ce4" office:value-type="float" office:value="1.786E-015" calcext:value-type="float">
            <text:p>1.79E-15</text:p>
          </table:table-cell>
          <table:table-cell table:style-name="ce7" office:value-type="float" office:value="-4.161E-016" calcext:value-type="float">
            <text:p>-4.16E-16</text:p>
          </table:table-cell>
          <table:table-cell table:style-name="ce7" office:value-type="float" office:value="3.818E-015" calcext:value-type="float">
            <text:p>3.82E-15</text:p>
          </table:table-cell>
          <table:table-cell table:style-name="ce7" office:value-type="float" office:value="2.109E-015" calcext:value-type="float">
            <text:p>2.11E-15</text:p>
          </table:table-cell>
          <table:table-cell table:style-name="ce7" office:value-type="float" office:value="2.446E-015" calcext:value-type="float">
            <text:p>2.45E-15</text:p>
          </table:table-cell>
          <table:table-cell office:value-type="float" office:value="-5.284E-015" calcext:value-type="float">
            <text:p>-5.28E-15</text:p>
          </table:table-cell>
          <table:table-cell table:style-name="ce55" table:formula="of:=(SUM([.I5:.N5])-SUM([.I26:.N26]))/SUM([.I5:.N5])" office:value-type="percentage" office:value="0.967747558770343" calcext:value-type="percentage">
            <text:p>96.77%</text:p>
          </table:table-cell>
          <table:table-cell table:style-name="ce7" office:value-type="float" office:value="4.99E-015" calcext:value-type="float">
            <text:p>4.99E-15</text:p>
          </table:table-cell>
          <table:table-cell table:style-name="ce7" office:value-type="float" office:value="9.57E-015" calcext:value-type="float">
            <text:p>9.57E-15</text:p>
          </table:table-cell>
          <table:table-cell table:style-name="ce7" office:value-type="float" office:value="0.00000000000001354" calcext:value-type="float">
            <text:p>1.35E-14</text:p>
          </table:table-cell>
          <table:table-cell table:style-name="ce7" office:value-type="float" office:value="3.99E-017" calcext:value-type="float">
            <text:p>3.99E-17</text:p>
          </table:table-cell>
          <table:table-cell table:style-name="ce7" office:value-type="float" office:value="2.667E-017" calcext:value-type="float">
            <text:p>2.67E-17</text:p>
          </table:table-cell>
          <table:table-cell table:style-name="ce7" office:value-type="float" office:value="-8.682E-015" calcext:value-type="float">
            <text:p>-8.68E-15</text:p>
          </table:table-cell>
          <table:table-cell table:style-name="ce55" table:formula="of:=(SUM([.P5:.U5])-SUM([.P26:.U26]))/SUM([.P5:.U5])" office:value-type="percentage" office:value="0.992423466967376" calcext:value-type="percentage">
            <text:p>99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6:.F6])-SUM([.B27:.F27]))/SUM([.B6:.F6])" office:value-type="percentage" office:value="0" calcext:value-type="percentage">
            <text:p>0.00%</text:p>
          </table:table-cell>
          <table:table-cell table:style-name="ce4" office:value-type="float" office:value="3.092" calcext:value-type="float">
            <text:p>3.09E+00</text:p>
          </table:table-cell>
          <table:table-cell table:style-name="ce7" office:value-type="float" office:value="3.089" calcext:value-type="float">
            <text:p>3.09E+00</text:p>
          </table:table-cell>
          <table:table-cell table:style-name="ce7" office:value-type="float" office:value="3.087" calcext:value-type="float">
            <text:p>3.09E+00</text:p>
          </table:table-cell>
          <table:table-cell table:style-name="ce7" office:value-type="float" office:value="3.075" calcext:value-type="float">
            <text:p>3.08E+00</text:p>
          </table:table-cell>
          <table:table-cell table:style-name="ce7" office:value-type="float" office:value="3.073" calcext:value-type="float">
            <text:p>3.07E+00</text:p>
          </table:table-cell>
          <table:table-cell office:value-type="float" office:value="3.072" calcext:value-type="float">
            <text:p>3.07E+00</text:p>
          </table:table-cell>
          <table:table-cell table:style-name="ce54" table:formula="of:=(SUM([.I6:.N6])-SUM([.I27:.N27]))/SUM([.I6:.N6])" office:value-type="percentage" office:value="0.00199730094466931" calcext:value-type="percentage">
            <text:p>0.20%</text:p>
          </table:table-cell>
          <table:table-cell table:style-name="ce7" office:value-type="float" office:value="3.272" calcext:value-type="float">
            <text:p>3.27E+00</text:p>
          </table:table-cell>
          <table:table-cell table:style-name="ce7" office:value-type="float" office:value="3.251" calcext:value-type="float">
            <text:p>3.25E+00</text:p>
          </table:table-cell>
          <table:table-cell table:style-name="ce7" office:value-type="float" office:value="3.241" calcext:value-type="float">
            <text:p>3.24E+00</text:p>
          </table:table-cell>
          <table:table-cell table:style-name="ce7" office:value-type="float" office:value="3.303" calcext:value-type="float">
            <text:p>3.30E+00</text:p>
          </table:table-cell>
          <table:table-cell table:style-name="ce7" office:value-type="float" office:value="3.254" calcext:value-type="float">
            <text:p>3.25E+00</text:p>
          </table:table-cell>
          <table:table-cell table:style-name="ce7" office:value-type="float" office:value="3.235" calcext:value-type="float">
            <text:p>3.24E+00</text:p>
          </table:table-cell>
          <table:table-cell table:style-name="ce54" table:formula="of:=(SUM([.P6:.U6])-SUM([.P27:.U27]))/SUM([.P6:.U6])" office:value-type="percentage" office:value="-0.00840509462177057" calcext:value-type="percentage">
            <text:p>-0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7" office:value-type="float" office:value="0.06224" calcext:value-type="float">
            <text:p>6.22E-02</text:p>
          </table:table-cell>
          <table:table-cell table:formula="of:=(SUM([.B7:.F7])-SUM([.B28:.F28]))/SUM([.B7:.F7])" office:value-type="percentage" office:value="0" calcext:value-type="percentage">
            <text:p>0.00%</text:p>
          </table:table-cell>
          <table:table-cell table:style-name="ce4" office:value-type="float" office:value="0.0638" calcext:value-type="float">
            <text:p>6.38E-02</text:p>
          </table:table-cell>
          <table:table-cell table:style-name="ce7" office:value-type="float" office:value="0.06405" calcext:value-type="float">
            <text:p>6.41E-02</text:p>
          </table:table-cell>
          <table:table-cell table:style-name="ce7" office:value-type="float" office:value="0.06403" calcext:value-type="float">
            <text:p>6.40E-02</text:p>
          </table:table-cell>
          <table:table-cell table:style-name="ce7" office:value-type="float" office:value="0.06367" calcext:value-type="float">
            <text:p>6.37E-02</text:p>
          </table:table-cell>
          <table:table-cell table:style-name="ce7" office:value-type="float" office:value="0.06408" calcext:value-type="float">
            <text:p>6.41E-02</text:p>
          </table:table-cell>
          <table:table-cell office:value-type="float" office:value="0.06411" calcext:value-type="float">
            <text:p>6.41E-02</text:p>
          </table:table-cell>
          <table:table-cell table:style-name="ce54" table:formula="of:=(SUM([.I7:.N7])-SUM([.I28:.N28]))/SUM([.I7:.N7])" office:value-type="percentage" office:value="0.00101528128498165" calcext:value-type="percentage">
            <text:p>0.10%</text:p>
          </table:table-cell>
          <table:table-cell table:style-name="ce7" office:value-type="float" office:value="0.06796" calcext:value-type="float">
            <text:p>6.80E-02</text:p>
          </table:table-cell>
          <table:table-cell table:style-name="ce7" office:value-type="float" office:value="0.06715" calcext:value-type="float">
            <text:p>6.72E-02</text:p>
          </table:table-cell>
          <table:table-cell table:style-name="ce7" office:value-type="float" office:value="0.06646" calcext:value-type="float">
            <text:p>6.65E-02</text:p>
          </table:table-cell>
          <table:table-cell table:style-name="ce7" office:value-type="float" office:value="0.06974" calcext:value-type="float">
            <text:p>6.97E-02</text:p>
          </table:table-cell>
          <table:table-cell table:style-name="ce7" office:value-type="float" office:value="0.06789" calcext:value-type="float">
            <text:p>6.79E-02</text:p>
          </table:table-cell>
          <table:table-cell table:style-name="ce7" office:value-type="float" office:value="0.06685" calcext:value-type="float">
            <text:p>6.69E-02</text:p>
          </table:table-cell>
          <table:table-cell table:style-name="ce93" table:formula="of:=(SUM([.P7:.U7])-SUM([.P28:.U28]))/SUM([.P7:.U7])" office:value-type="percentage" office:value="-0.0251975660868031" calcext:value-type="percentage">
            <text:p>-2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5" table:formula="of:=(SUM([.B8:.F8])-SUM([.B29:.F29]))/SUM([.B8:.F8])" office:value-type="percentage" office:value="-0.748230605373463" calcext:value-type="percentage">
            <text:p>-74.82%</text:p>
          </table:table-cell>
          <table:table-cell table:style-name="ce4" office:value-type="float" office:value="1.786E-015" calcext:value-type="float">
            <text:p>1.79E-15</text:p>
          </table:table-cell>
          <table:table-cell table:style-name="ce7" office:value-type="float" office:value="-4.161E-016" calcext:value-type="float">
            <text:p>-4.16E-16</text:p>
          </table:table-cell>
          <table:table-cell table:style-name="ce7" office:value-type="float" office:value="3.818E-015" calcext:value-type="float">
            <text:p>3.82E-15</text:p>
          </table:table-cell>
          <table:table-cell table:style-name="ce7" office:value-type="float" office:value="2.109E-015" calcext:value-type="float">
            <text:p>2.11E-15</text:p>
          </table:table-cell>
          <table:table-cell table:style-name="ce7" office:value-type="float" office:value="2.446E-015" calcext:value-type="float">
            <text:p>2.45E-15</text:p>
          </table:table-cell>
          <table:table-cell office:value-type="float" office:value="-5.284E-015" calcext:value-type="float">
            <text:p>-5.28E-15</text:p>
          </table:table-cell>
          <table:table-cell table:style-name="ce55" table:formula="of:=(SUM([.I8:.N8])-SUM([.I29:.N29]))/SUM([.I8:.N8])" office:value-type="percentage" office:value="0.967747558770343" calcext:value-type="percentage">
            <text:p>96.77%</text:p>
          </table:table-cell>
          <table:table-cell table:style-name="ce7" office:value-type="float" office:value="4.99E-015" calcext:value-type="float">
            <text:p>4.99E-15</text:p>
          </table:table-cell>
          <table:table-cell table:style-name="ce7" office:value-type="float" office:value="9.57E-015" calcext:value-type="float">
            <text:p>9.57E-15</text:p>
          </table:table-cell>
          <table:table-cell table:style-name="ce7" office:value-type="float" office:value="0.00000000000001354" calcext:value-type="float">
            <text:p>1.35E-14</text:p>
          </table:table-cell>
          <table:table-cell table:style-name="ce7" office:value-type="float" office:value="3.99E-017" calcext:value-type="float">
            <text:p>3.99E-17</text:p>
          </table:table-cell>
          <table:table-cell table:style-name="ce7" office:value-type="float" office:value="2.667E-017" calcext:value-type="float">
            <text:p>2.67E-17</text:p>
          </table:table-cell>
          <table:table-cell table:style-name="ce7" office:value-type="float" office:value="-8.682E-015" calcext:value-type="float">
            <text:p>-8.68E-15</text:p>
          </table:table-cell>
          <table:table-cell table:style-name="ce55" table:formula="of:=(SUM([.P8:.U8])-SUM([.P29:.U29]))/SUM([.P8:.U8])" office:value-type="percentage" office:value="0.992423466967376" calcext:value-type="percentage">
            <text:p>99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9:.F9])-SUM([.B30:.F30]))/SUM([.B9:.F9])" office:value-type="percentage" office:value="0" calcext:value-type="percentage">
            <text:p>0.00%</text:p>
          </table:table-cell>
          <table:table-cell table:style-name="ce4" office:value-type="float" office:value="3.091" calcext:value-type="float">
            <text:p>3.09E+00</text:p>
          </table:table-cell>
          <table:table-cell table:style-name="ce7" office:value-type="float" office:value="3.089" calcext:value-type="float">
            <text:p>3.09E+00</text:p>
          </table:table-cell>
          <table:table-cell table:style-name="ce7" office:value-type="float" office:value="3.087" calcext:value-type="float">
            <text:p>3.09E+00</text:p>
          </table:table-cell>
          <table:table-cell table:style-name="ce7" office:value-type="float" office:value="3.074" calcext:value-type="float">
            <text:p>3.07E+00</text:p>
          </table:table-cell>
          <table:table-cell table:style-name="ce7" office:value-type="float" office:value="3.072" calcext:value-type="float">
            <text:p>3.07E+00</text:p>
          </table:table-cell>
          <table:table-cell office:value-type="float" office:value="3.071" calcext:value-type="float">
            <text:p>3.07E+00</text:p>
          </table:table-cell>
          <table:table-cell table:style-name="ce54" table:formula="of:=(SUM([.I9:.N9])-SUM([.I30:.N30]))/SUM([.I9:.N9])" office:value-type="percentage" office:value="0.0021593608291947" calcext:value-type="percentage">
            <text:p>0.22%</text:p>
          </table:table-cell>
          <table:table-cell table:style-name="ce7" office:value-type="float" office:value="3.271" calcext:value-type="float">
            <text:p>3.27E+00</text:p>
          </table:table-cell>
          <table:table-cell table:style-name="ce7" office:value-type="float" office:value="3.251" calcext:value-type="float">
            <text:p>3.25E+00</text:p>
          </table:table-cell>
          <table:table-cell table:style-name="ce7" office:value-type="float" office:value="3.241" calcext:value-type="float">
            <text:p>3.24E+00</text:p>
          </table:table-cell>
          <table:table-cell table:style-name="ce7" office:value-type="float" office:value="3.303" calcext:value-type="float">
            <text:p>3.30E+00</text:p>
          </table:table-cell>
          <table:table-cell table:style-name="ce7" office:value-type="float" office:value="3.254" calcext:value-type="float">
            <text:p>3.25E+00</text:p>
          </table:table-cell>
          <table:table-cell table:style-name="ce7" office:value-type="float" office:value="3.234" calcext:value-type="float">
            <text:p>3.23E+00</text:p>
          </table:table-cell>
          <table:table-cell table:style-name="ce54" table:formula="of:=(SUM([.P9:.U9])-SUM([.P30:.U30]))/SUM([.P9:.U9])" office:value-type="percentage" office:value="-0.00840596152854418" calcext:value-type="percentage">
            <text:p>-0.84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7.438E-017" calcext:value-type="float">
            <text:p>7.44E-17</text:p>
          </table:table-cell>
          <table:table-cell table:style-name="ce7" office:value-type="float" office:value="-4.252E-015" calcext:value-type="float">
            <text:p>-4.25E-15</text:p>
          </table:table-cell>
          <table:table-cell table:style-name="ce7" office:value-type="float" office:value="-0.00000000000001053" calcext:value-type="float">
            <text:p>-1.05E-14</text:p>
          </table:table-cell>
          <table:table-cell table:style-name="ce7" office:value-type="float" office:value="-1.228E-016" calcext:value-type="float">
            <text:p>-1.23E-16</text:p>
          </table:table-cell>
          <table:table-cell table:style-name="ce7" office:value-type="float" office:value="-1.58E-015" calcext:value-type="float">
            <text:p>-1.58E-15</text:p>
          </table:table-cell>
          <table:table-cell table:style-name="ce7" office:value-type="float" office:value="-4.77E-016" calcext:value-type="float">
            <text:p>-4.77E-16</text:p>
          </table:table-cell>
          <table:table-cell table:style-name="ce55" table:formula="of:=(SUM([.B10:.F10])-SUM([.B31:.F31]))/SUM([.B10:.F10])" office:value-type="percentage" office:value="-0.426877652502885" calcext:value-type="percentage">
            <text:p>-42.69%</text:p>
          </table:table-cell>
          <table:table-cell table:style-name="ce4" office:value-type="float" office:value="-1.516E-015" calcext:value-type="float">
            <text:p>-1.52E-15</text:p>
          </table:table-cell>
          <table:table-cell table:style-name="ce7" office:value-type="float" office:value="-1.392E-016" calcext:value-type="float">
            <text:p>-1.39E-16</text:p>
          </table:table-cell>
          <table:table-cell table:style-name="ce7" office:value-type="float" office:value="-6.215E-015" calcext:value-type="float">
            <text:p>-6.22E-15</text:p>
          </table:table-cell>
          <table:table-cell table:style-name="ce7" office:value-type="float" office:value="-2.464E-015" calcext:value-type="float">
            <text:p>-2.46E-15</text:p>
          </table:table-cell>
          <table:table-cell table:style-name="ce7" office:value-type="float" office:value="-4.311E-015" calcext:value-type="float">
            <text:p>-4.31E-15</text:p>
          </table:table-cell>
          <table:table-cell office:value-type="float" office:value="5.659E-015" calcext:value-type="float">
            <text:p>5.66E-15</text:p>
          </table:table-cell>
          <table:table-cell table:style-name="ce55" table:formula="of:=(SUM([.I10:.N10])-SUM([.I31:.N31]))/SUM([.I10:.N10])" office:value-type="percentage" office:value="0.96013928317956" calcext:value-type="percentage">
            <text:p>96.01%</text:p>
          </table:table-cell>
          <table:table-cell table:style-name="ce7" office:value-type="float" office:value="-2.687E-015" calcext:value-type="float">
            <text:p>-2.69E-15</text:p>
          </table:table-cell>
          <table:table-cell table:style-name="ce7" office:value-type="float" office:value="-6.629E-015" calcext:value-type="float">
            <text:p>-6.63E-15</text:p>
          </table:table-cell>
          <table:table-cell table:style-name="ce7" office:value-type="float" office:value="-9.638E-015" calcext:value-type="float">
            <text:p>-9.64E-15</text:p>
          </table:table-cell>
          <table:table-cell table:style-name="ce7" office:value-type="float" office:value="1.225E-016" calcext:value-type="float">
            <text:p>1.23E-16</text:p>
          </table:table-cell>
          <table:table-cell table:style-name="ce7" office:value-type="float" office:value="-4.991E-016" calcext:value-type="float">
            <text:p>-4.99E-16</text:p>
          </table:table-cell>
          <table:table-cell table:style-name="ce7" office:value-type="float" office:value="6.344E-015" calcext:value-type="float">
            <text:p>6.34E-15</text:p>
          </table:table-cell>
          <table:table-cell table:style-name="ce55" table:formula="of:=(SUM([.P10:.U10])-SUM([.P31:.U31]))/SUM([.P10:.U10])" office:value-type="percentage" office:value="0.992684429923389" calcext:value-type="percentage">
            <text:p>99.27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7" office:value-type="float" office:value="-0.2557" calcext:value-type="float">
            <text:p>-2.56E-01</text:p>
          </table:table-cell>
          <table:table-cell table:formula="of:=(SUM([.B11:.F11])-SUM([.B32:.F32]))/SUM([.B11:.F11])" office:value-type="percentage" office:value="-0" calcext:value-type="percentage">
            <text:p>0.00%</text:p>
          </table:table-cell>
          <table:table-cell table:style-name="ce4" office:value-type="float" office:value="-0.2616" calcext:value-type="float">
            <text:p>-2.62E-01</text:p>
          </table:table-cell>
          <table:table-cell table:style-name="ce7" office:value-type="float" office:value="-0.2607" calcext:value-type="float">
            <text:p>-2.61E-01</text:p>
          </table:table-cell>
          <table:table-cell table:style-name="ce7" office:value-type="float" office:value="-0.2597" calcext:value-type="float">
            <text:p>-2.60E-01</text:p>
          </table:table-cell>
          <table:table-cell table:style-name="ce7" office:value-type="float" office:value="-0.2675" calcext:value-type="float">
            <text:p>-2.68E-01</text:p>
          </table:table-cell>
          <table:table-cell table:style-name="ce7" office:value-type="float" office:value="-0.2669" calcext:value-type="float">
            <text:p>-2.67E-01</text:p>
          </table:table-cell>
          <table:table-cell office:value-type="float" office:value="-0.266" calcext:value-type="float">
            <text:p>-2.66E-01</text:p>
          </table:table-cell>
          <table:table-cell table:style-name="ce54" table:formula="of:=(SUM([.I11:.N11])-SUM([.I32:.N32]))/SUM([.I11:.N11])" office:value-type="percentage" office:value="-0.000758917278016753" calcext:value-type="percentage">
            <text:p>-0.08%</text:p>
          </table:table-cell>
          <table:table-cell table:style-name="ce7" office:value-type="float" office:value="-0.2817" calcext:value-type="float">
            <text:p>-2.82E-01</text:p>
          </table:table-cell>
          <table:table-cell table:style-name="ce7" office:value-type="float" office:value="-0.2807" calcext:value-type="float">
            <text:p>-2.81E-01</text:p>
          </table:table-cell>
          <table:table-cell table:style-name="ce7" office:value-type="float" office:value="-0.2787" calcext:value-type="float">
            <text:p>-2.79E-01</text:p>
          </table:table-cell>
          <table:table-cell table:style-name="ce7" office:value-type="float" office:value="-0.2903" calcext:value-type="float">
            <text:p>-2.90E-01</text:p>
          </table:table-cell>
          <table:table-cell table:style-name="ce7" office:value-type="float" office:value="-0.288" calcext:value-type="float">
            <text:p>-2.88E-01</text:p>
          </table:table-cell>
          <table:table-cell table:style-name="ce7" office:value-type="float" office:value="-0.2856" calcext:value-type="float">
            <text:p>-2.86E-01</text:p>
          </table:table-cell>
          <table:table-cell table:style-name="ce54" table:formula="of:=(SUM([.P11:.U11])-SUM([.P32:.U32]))/SUM([.P11:.U11])" office:value-type="percentage" office:value="-0.00679067020962508" calcext:value-type="percentage">
            <text:p>-0.68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6.535E-017" calcext:value-type="float">
            <text:p>6.54E-17</text:p>
          </table:table-cell>
          <table:table-cell table:style-name="ce7" office:value-type="float" office:value="4.482E-017" calcext:value-type="float">
            <text:p>4.48E-17</text:p>
          </table:table-cell>
          <table:table-cell table:style-name="ce7" office:value-type="float" office:value="3.964E-016" calcext:value-type="float">
            <text:p>3.96E-16</text:p>
          </table:table-cell>
          <table:table-cell table:style-name="ce7" office:value-type="float" office:value="-7.136E-017" calcext:value-type="float">
            <text:p>-7.14E-17</text:p>
          </table:table-cell>
          <table:table-cell table:style-name="ce7" office:value-type="float" office:value="4.639E-017" calcext:value-type="float">
            <text:p>4.64E-17</text:p>
          </table:table-cell>
          <table:table-cell table:style-name="ce7" office:value-type="float" office:value="9.732E-017" calcext:value-type="float">
            <text:p>9.73E-17</text:p>
          </table:table-cell>
          <table:table-cell table:style-name="ce55" table:formula="of:=(SUM([.B12:.F12])-SUM([.B33:.F33]))/SUM([.B12:.F12])" office:value-type="percentage" office:value="-0.599893694771111" calcext:value-type="percentage">
            <text:p>-59.99%</text:p>
          </table:table-cell>
          <table:table-cell table:style-name="ce4" office:value-type="float" office:value="4.411E-016" calcext:value-type="float">
            <text:p>4.41E-16</text:p>
          </table:table-cell>
          <table:table-cell table:style-name="ce7" office:value-type="float" office:value="1.177E-016" calcext:value-type="float">
            <text:p>1.18E-16</text:p>
          </table:table-cell>
          <table:table-cell table:style-name="ce7" office:value-type="float" office:value="8.968E-016" calcext:value-type="float">
            <text:p>8.97E-16</text:p>
          </table:table-cell>
          <table:table-cell table:style-name="ce7" office:value-type="float" office:value="3.979E-016" calcext:value-type="float">
            <text:p>3.98E-16</text:p>
          </table:table-cell>
          <table:table-cell table:style-name="ce7" office:value-type="float" office:value="5.429E-016" calcext:value-type="float">
            <text:p>5.43E-16</text:p>
          </table:table-cell>
          <table:table-cell office:value-type="float" office:value="-1.07E-015" calcext:value-type="float">
            <text:p>-1.07E-15</text:p>
          </table:table-cell>
          <table:table-cell table:style-name="ce55" table:formula="of:=(SUM([.I12:.N12])-SUM([.I33:.N33]))/SUM([.I12:.N12])" office:value-type="percentage" office:value="0.968937495609002" calcext:value-type="percentage">
            <text:p>96.89%</text:p>
          </table:table-cell>
          <table:table-cell table:style-name="ce7" office:value-type="float" office:value="5.787E-016" calcext:value-type="float">
            <text:p>5.79E-16</text:p>
          </table:table-cell>
          <table:table-cell table:style-name="ce7" office:value-type="float" office:value="2.023E-015" calcext:value-type="float">
            <text:p>2.02E-15</text:p>
          </table:table-cell>
          <table:table-cell table:style-name="ce7" office:value-type="float" office:value="3.415E-015" calcext:value-type="float">
            <text:p>3.42E-15</text:p>
          </table:table-cell>
          <table:table-cell table:style-name="ce7" office:value-type="float" office:value="-2.175E-016" calcext:value-type="float">
            <text:p>-2.18E-16</text:p>
          </table:table-cell>
          <table:table-cell table:style-name="ce7" office:value-type="float" office:value="-2.11E-016" calcext:value-type="float">
            <text:p>-2.11E-16</text:p>
          </table:table-cell>
          <table:table-cell table:style-name="ce7" office:value-type="float" office:value="-1.932E-015" calcext:value-type="float">
            <text:p>-1.93E-15</text:p>
          </table:table-cell>
          <table:table-cell table:style-name="ce55" table:formula="of:=(SUM([.P12:.U12])-SUM([.P33:.U33]))/SUM([.P12:.U12])" office:value-type="percentage" office:value="0.99367822252961" calcext:value-type="percentage">
            <text:p>99.37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x</text:p>
          </table:table-cell>
          <table:table-cell table:style-name="ce2" office:value-type="float" office:value="-0.0001" calcext:value-type="float">
            <text:p>-0.0001</text:p>
          </table:table-cell>
          <table:table-cell office:value-type="float" office:value="-0.0001" calcext:value-type="float">
            <text:p>-0.0001</text:p>
          </table:table-cell>
          <table:table-cell table:style-name="ce39" office:value-type="float" office:value="-0.0001" calcext:value-type="float">
            <text:p>-0.0001</text:p>
          </table:table-cell>
          <table:table-cell table:number-columns-repeated="3" office:value-type="float" office:value="-0.0001" calcext:value-type="float">
            <text:p>-0.0001</text:p>
          </table:table-cell>
          <table:table-cell table:formula="of:=(SUM([.B13:.F13])-SUM([.B34:.F34]))/SUM([.B13:.F13])" office:value-type="percentage" office:value="-0" calcext:value-type="percentage">
            <text:p>0.00%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4" office:value-type="float" office:value="-0.0001" calcext:value-type="float">
            <text:p>-0.0001</text:p>
          </table:table-cell>
          <table:table-cell table:style-name="Default" office:value-type="float" office:value="-0.0001" calcext:value-type="float">
            <text:p>-0.0001</text:p>
          </table:table-cell>
          <table:table-cell table:style-name="ce54" table:formula="of:=(SUM([.I13:.N13])-SUM([.I34:.N34]))/SUM([.I13:.N13])" office:value-type="percentage" office:value="-0" calcext:value-type="percentage">
            <text:p>0.00%</text:p>
          </table:table-cell>
          <table:table-cell table:number-columns-repeated="6" office:value-type="float" office:value="-0.0001" calcext:value-type="float">
            <text:p>-0.0001</text:p>
          </table:table-cell>
          <table:table-cell table:style-name="ce54" table:formula="of:=(SUM([.P13:.U13])-SUM([.P34:.U34]))/SUM([.P13:.U13])" office:value-type="percentage" office:value="-0" calcext:value-type="percentage">
            <text:p>0.00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y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office:value-type="float" office:value="-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style-name="ce54"/>
          <table:table-cell table:number-columns-repeated="6" office:value-type="float" office:value="0" calcext:value-type="float">
            <text:p>0</text:p>
          </table:table-cell>
          <table:table-cell table:style-name="ce54"/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z</text:p>
          </table:table-cell>
          <table:table-cell table:style-name="ce2" office:value-type="float" office:value="0.005" calcext:value-type="float">
            <text:p>0.005</text:p>
          </table:table-cell>
          <table:table-cell office:value-type="float" office:value="0.0049" calcext:value-type="float">
            <text:p>0.0049</text:p>
          </table:table-cell>
          <table:table-cell table:style-name="ce39" office:value-type="float" office:value="0.0049" calcext:value-type="float">
            <text:p>0.0049</text:p>
          </table:table-cell>
          <table:table-cell table:number-columns-repeated="3" office:value-type="float" office:value="0.0049" calcext:value-type="float">
            <text:p>0.0049</text:p>
          </table:table-cell>
          <table:table-cell table:formula="of:=(SUM([.B15:.F15])-SUM([.B36:.F36]))/SUM([.B15:.F15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4" office:value-type="float" office:value="0.005" calcext:value-type="float">
            <text:p>0.00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54" table:formula="of:=(SUM([.I15:.N15])-SUM([.I36:.N36]))/SUM([.I15:.N15])" office:value-type="percentage" office:value="0.00990099009900995" calcext:value-type="percentage">
            <text:p>0.99%</text:p>
          </table:table-cell>
          <table:table-cell table:number-columns-repeated="3" office:value-type="float" office:value="0.0053" calcext:value-type="float">
            <text:p>0.0053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54" table:formula="of:=(SUM([.P15:.U15])-SUM([.P36:.U36]))/SUM([.P15:.U15])" office:value-type="percentage" office:value="-0.00630914826498419" calcext:value-type="percentage">
            <text:p>-0.63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0.0001" calcext:value-type="float">
            <text:p>0.0001</text:p>
          </table:table-cell>
          <table:table-cell table:style-name="ce39" office:value-type="float" office:value="0.0001" calcext:value-type="float">
            <text:p>0.0001</text:p>
          </table:table-cell>
          <table:table-cell table:number-columns-repeated="3" office:value-type="float" office:value="0.0001" calcext:value-type="float">
            <text:p>0.0001</text:p>
          </table:table-cell>
          <table:table-cell table:formula="of:=(SUM([.B16:.F16])-SUM([.B37:.F37]))/SUM([.B16:.F16])" office:value-type="percentage" office:value="0" calcext:value-type="percentage">
            <text:p>0.00%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4" office:value-type="float" office:value="0.0001" calcext:value-type="float">
            <text:p>0.00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ce54" table:formula="of:=(SUM([.I16:.N16])-SUM([.I37:.N37]))/SUM([.I16:.N16])" office:value-type="percentage" office:value="0" calcext:value-type="percentage">
            <text:p>0.00%</text:p>
          </table:table-cell>
          <table:table-cell table:number-columns-repeated="6" office:value-type="float" office:value="0.0001" calcext:value-type="float">
            <text:p>0.0001</text:p>
          </table:table-cell>
          <table:table-cell table:style-name="ce54" table:formula="of:=(SUM([.P16:.U16])-SUM([.P37:.U37]))/SUM([.P16:.U16])" office:value-type="percentage" office:value="0" calcext:value-type="percentage">
            <text:p>0.00%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office:value-type="float" office:value="-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style-name="ce54"/>
          <table:table-cell table:number-columns-repeated="6" office:value-type="float" office:value="0" calcext:value-type="float">
            <text:p>0</text:p>
          </table:table-cell>
          <table:table-cell table:style-name="ce54"/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5" calcext:value-type="float">
            <text:p>0.005</text:p>
          </table:table-cell>
          <table:table-cell office:value-type="float" office:value="0.0049" calcext:value-type="float">
            <text:p>0.0049</text:p>
          </table:table-cell>
          <table:table-cell table:style-name="ce39" office:value-type="float" office:value="0.0049" calcext:value-type="float">
            <text:p>0.0049</text:p>
          </table:table-cell>
          <table:table-cell table:number-columns-repeated="3" office:value-type="float" office:value="0.0049" calcext:value-type="float">
            <text:p>0.0049</text:p>
          </table:table-cell>
          <table:table-cell table:formula="of:=(SUM([.B18:.F18])-SUM([.B39:.F39]))/SUM([.B18:.F18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4" office:value-type="float" office:value="0.005" calcext:value-type="float">
            <text:p>0.00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54" table:formula="of:=(SUM([.I18:.N18])-SUM([.I39:.N39]))/SUM([.I18:.N18])" office:value-type="percentage" office:value="0.00990099009900995" calcext:value-type="percentage">
            <text:p>0.99%</text:p>
          </table:table-cell>
          <table:table-cell table:number-columns-repeated="3" office:value-type="float" office:value="0.0053" calcext:value-type="float">
            <text:p>0.0053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53" calcext:value-type="float">
            <text:p>0.0053</text:p>
          </table:table-cell>
          <table:table-cell table:style-name="ce54" table:formula="of:=(SUM([.P18:.U18])-SUM([.P39:.U39]))/SUM([.P18:.U18])" office:value-type="percentage" office:value="-0.00630914826498419" calcext:value-type="percentage">
            <text:p>-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style-name="ce39" office:value-type="float" office:value="-0" calcext:value-type="float">
            <text:p>0</text:p>
          </table:table-cell>
          <table:table-cell table:number-columns-repeated="3" office:value-type="float" office:value="-0" calcext:value-type="float">
            <text:p>0</text:p>
          </table:table-cell>
          <table:table-cell/>
          <table:table-cell table:style-name="ce2" office:value-type="float" office:value="-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4"/>
          <table:table-cell table:number-columns-repeated="6" office:value-type="float" office:value="-0" calcext:value-type="float">
            <text:p>0</text:p>
          </table:table-cell>
          <table:table-cell table:style-name="ce54"/>
          <table:table-cell table:number-columns-repeated="3"/>
        </table:table-row>
        <table:table-row table:style-name="ro1">
          <table:table-cell office:value-type="string" calcext:value-type="string">
            <text:p>Cm</text:p>
          </table:table-cell>
          <table:table-cell table:style-name="ce2" office:value-type="float" office:value="-0.0004" calcext:value-type="float">
            <text:p>-0.0004</text:p>
          </table:table-cell>
          <table:table-cell office:value-type="float" office:value="-0.0004" calcext:value-type="float">
            <text:p>-0.0004</text:p>
          </table:table-cell>
          <table:table-cell table:style-name="ce39" office:value-type="float" office:value="-0.0004" calcext:value-type="float">
            <text:p>-0.0004</text:p>
          </table:table-cell>
          <table:table-cell table:number-columns-repeated="3" office:value-type="float" office:value="-0.0004" calcext:value-type="float">
            <text:p>-0.0004</text:p>
          </table:table-cell>
          <table:table-cell table:formula="of:=(SUM([.B20:.F20])-SUM([.B41:.F41]))/SUM([.B20:.F20])" office:value-type="percentage" office:value="-0" calcext:value-type="percentage">
            <text:p>0.00%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4" office:value-type="float" office:value="-0.0004" calcext:value-type="float">
            <text:p>-0.0004</text:p>
          </table:table-cell>
          <table:table-cell table:style-name="Default" office:value-type="float" office:value="-0.0004" calcext:value-type="float">
            <text:p>-0.0004</text:p>
          </table:table-cell>
          <table:table-cell table:style-name="ce54" table:formula="of:=(SUM([.I20:.N20])-SUM([.I41:.N41]))/SUM([.I20:.N20])" office:value-type="percentage" office:value="-0" calcext:value-type="percentage">
            <text:p>0.00%</text:p>
          </table:table-cell>
          <table:table-cell table:number-columns-repeated="6" office:value-type="float" office:value="-0.0005" calcext:value-type="float">
            <text:p>-0.0005</text:p>
          </table:table-cell>
          <table:table-cell table:style-name="ce54" table:formula="of:=(SUM([.P20:.U20])-SUM([.P41:.U41]))/SUM([.P20:.U20])" office:value-type="percentage" office:value="-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6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56"/>
          <table:table-cell table:number-columns-repeated="6" office:value-type="float" office:value="0" calcext:value-type="float">
            <text:p>0</text:p>
          </table:table-cell>
          <table:table-cell table:style-name="ce56"/>
          <table:table-cell table:number-columns-repeated="3"/>
        </table:table-row>
        <table:table-row table:style-name="ro1">
          <table:table-cell table:style-name="ce1"/>
          <table:table-cell table:style-name="ce23" office:value-type="string" calcext:value-type="string">
            <text:p>Deformation from RBF</text:p>
          </table:table-cell>
          <table:table-cell table:style-name="ce36" table:number-columns-repeated="5"/>
          <table:table-cell table:style-name="ce57"/>
          <table:table-cell table:style-name="ce67" office:value-type="string" calcext:value-type="string">
            <text:p>Deformation from RBF</text:p>
          </table:table-cell>
          <table:table-cell table:style-name="ce76" table:number-columns-repeated="5"/>
          <table:table-cell table:style-name="ce90"/>
          <table:table-cell table:style-name="ce23"/>
          <table:table-cell table:style-name="ce36" table:number-columns-repeated="4"/>
          <table:table-cell table:style-name="ce100"/>
          <table:table-cell table:style-name="ce57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Linear d0 q0</text:p>
          </table:table-cell>
          <table:table-cell table:style-name="ce37" table:number-columns-repeated="4"/>
          <table:table-cell table:style-name="ce43"/>
          <table:table-cell table:style-name="ce58"/>
          <table:table-cell table:style-name="ce68" office:value-type="string" calcext:value-type="string">
            <text:p>Linear d10 q0</text:p>
          </table:table-cell>
          <table:table-cell table:style-name="ce77" table:number-columns-repeated="4"/>
          <table:table-cell table:style-name="ce81"/>
          <table:table-cell table:style-name="ce91"/>
          <table:table-cell table:style-name="ce24"/>
          <table:table-cell table:style-name="ce37" table:number-columns-repeated="4"/>
          <table:table-cell table:style-name="ce101"/>
          <table:table-cell table:style-name="ce58"/>
          <table:table-cell table:number-columns-repeated="3"/>
        </table:table-row>
        <table:table-row table:style-name="ro1">
          <table:table-cell table:style-name="ce3"/>
          <table:table-cell table:style-name="ce25" office:value-type="string" calcext:value-type="string">
            <text:p>c5s10</text:p>
          </table:table-cell>
          <table:table-cell table:style-name="ce38" office:value-type="string" calcext:value-type="string">
            <text:p>c5s20</text:p>
          </table:table-cell>
          <table:table-cell table:style-name="ce38" office:value-type="string" calcext:value-type="string">
            <text:p>c5s30</text:p>
          </table:table-cell>
          <table:table-cell table:style-name="ce38" office:value-type="string" calcext:value-type="string">
            <text:p>c10s10</text:p>
          </table:table-cell>
          <table:table-cell table:style-name="ce38" office:value-type="string" calcext:value-type="string">
            <text:p>c10s20</text:p>
          </table:table-cell>
          <table:table-cell table:style-name="ce38" office:value-type="string" calcext:value-type="string">
            <text:p>c10s30</text:p>
          </table:table-cell>
          <table:table-cell table:style-name="ce59" office:value-type="string" calcext:value-type="string">
            <text:p>Avg. error</text:p>
          </table:table-cell>
          <table:table-cell table:style-name="ce69" office:value-type="string" calcext:value-type="string">
            <text:p>c5s10</text:p>
          </table:table-cell>
          <table:table-cell table:style-name="ce78" office:value-type="string" calcext:value-type="string">
            <text:p>c5s20</text:p>
          </table:table-cell>
          <table:table-cell table:style-name="ce78" office:value-type="string" calcext:value-type="string">
            <text:p>c5s30</text:p>
          </table:table-cell>
          <table:table-cell table:style-name="ce78" office:value-type="string" calcext:value-type="string">
            <text:p>c10s10</text:p>
          </table:table-cell>
          <table:table-cell table:style-name="ce78" office:value-type="string" calcext:value-type="string">
            <text:p>c10s20</text:p>
          </table:table-cell>
          <table:table-cell table:style-name="ce78" office:value-type="string" calcext:value-type="string">
            <text:p>c10s30</text:p>
          </table:table-cell>
          <table:table-cell table:style-name="ce92" office:value-type="string" calcext:value-type="string">
            <text:p>Avg. error</text:p>
          </table:table-cell>
          <table:table-cell table:style-name="ce25"/>
          <table:table-cell table:style-name="ce38" table:number-columns-repeated="4"/>
          <table:table-cell table:style-name="ce102"/>
          <table:table-cell table:style-name="ce59" office:value-type="string" calcext:value-type="string">
            <text:p>Avg.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x</text:p>
          </table:table-cell>
          <table:table-cell table:style-name="ce18" office:value-type="float" office:value="-0.04382" calcext:value-type="float">
            <text:p>-4.38E-02</text:p>
          </table:table-cell>
          <table:table-cell table:style-name="ce30" office:value-type="float" office:value="-0.0433" calcext:value-type="float">
            <text:p>-4.33E-02</text:p>
          </table:table-cell>
          <table:table-cell table:style-name="ce30" office:value-type="float" office:value="-0.04305" calcext:value-type="float">
            <text:p>-4.31E-02</text:p>
          </table:table-cell>
          <table:table-cell table:style-name="ce30" office:value-type="float" office:value="-0.04349" calcext:value-type="float">
            <text:p>-4.35E-02</text:p>
          </table:table-cell>
          <table:table-cell table:style-name="ce30" office:value-type="float" office:value="-0.0429" calcext:value-type="float">
            <text:p>-4.29E-02</text:p>
          </table:table-cell>
          <table:table-cell table:style-name="ce30" office:value-type="float" office:value="-0.04263" calcext:value-type="float">
            <text:p>-4.26E-02</text:p>
          </table:table-cell>
          <table:table-cell table:style-name="ce60" table:formula="of:=(SUM([.B4:.G4])-SUM([.B46:.G46]))/SUM([.B4:.G4])" office:value-type="percentage" office:value="-0" calcext:value-type="percentage">
            <text:p>0.00%</text:p>
          </table:table-cell>
          <table:table-cell table:style-name="ce18" office:value-type="float" office:value="-0.0452" calcext:value-type="float">
            <text:p>-4.52E-02</text:p>
          </table:table-cell>
          <table:table-cell table:style-name="ce30" office:value-type="float" office:value="-0.04447" calcext:value-type="float">
            <text:p>-4.45E-02</text:p>
          </table:table-cell>
          <table:table-cell table:style-name="ce30" office:value-type="float" office:value="-0.04421" calcext:value-type="float">
            <text:p>-4.42E-02</text:p>
          </table:table-cell>
          <table:table-cell table:style-name="ce30" office:value-type="float" office:value="-0.04431" calcext:value-type="float">
            <text:p>-4.43E-02</text:p>
          </table:table-cell>
          <table:table-cell table:style-name="ce30" office:value-type="float" office:value="-0.04352" calcext:value-type="float">
            <text:p>-4.35E-02</text:p>
          </table:table-cell>
          <table:table-cell table:style-name="ce82" office:value-type="float" office:value="-0.0433" calcext:value-type="float">
            <text:p>-4.33E-02</text:p>
          </table:table-cell>
          <table:table-cell table:style-name="ce54" table:formula="of:=(SUM([.I4:.N4])-SUM([.I46:.N46]))/SUM([.I4:.N4])" office:value-type="percentage" office:value="-0.00925432249219281" calcext:value-type="percentage">
            <text:p>-0.93%</text:p>
          </table:table-cell>
          <table:table-cell table:style-name="ce18" office:value-type="float" office:value="-0.0497" calcext:value-type="float">
            <text:p>-4.97E-02</text:p>
          </table:table-cell>
          <table:table-cell table:style-name="ce30" office:value-type="float" office:value="-0.04878" calcext:value-type="float">
            <text:p>-4.88E-02</text:p>
          </table:table-cell>
          <table:table-cell table:style-name="ce30" office:value-type="float" office:value="-0.04844" calcext:value-type="float">
            <text:p>-4.84E-02</text:p>
          </table:table-cell>
          <table:table-cell table:style-name="ce30" office:value-type="float" office:value="-0.04715" calcext:value-type="float">
            <text:p>-4.72E-02</text:p>
          </table:table-cell>
          <table:table-cell table:number-columns-repeated="2" table:style-name="ce30" office:value-type="float" office:value="-0.04659" calcext:value-type="float">
            <text:p>-4.66E-02</text:p>
          </table:table-cell>
          <table:table-cell table:style-name="ce103" table:formula="of:=(SUM([.P4:.U4])-SUM([.P46:.U46]))/SUM([.P4:.U4])" office:value-type="percentage" office:value="-0.0226787240102534" calcext:value-type="percentage">
            <text:p>-2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5" table:formula="of:=(SUM([.B5:.G5])-SUM([.B47:.G47]))/SUM([.B5:.G5])" office:value-type="percentage" office:value="-0.600639858789784" calcext:value-type="percentage">
            <text:p>-60.06%</text:p>
          </table:table-cell>
          <table:table-cell table:style-name="ce4" office:value-type="float" office:value="6.101E-016" calcext:value-type="float">
            <text:p>6.10E-16</text:p>
          </table:table-cell>
          <table:table-cell table:style-name="ce7" office:value-type="float" office:value="2.294E-015" calcext:value-type="float">
            <text:p>2.29E-15</text:p>
          </table:table-cell>
          <table:table-cell table:style-name="ce7" office:value-type="float" office:value="0.00000000000001535" calcext:value-type="float">
            <text:p>1.54E-14</text:p>
          </table:table-cell>
          <table:table-cell table:style-name="ce7" office:value-type="float" office:value="5.638E-015" calcext:value-type="float">
            <text:p>5.64E-15</text:p>
          </table:table-cell>
          <table:table-cell table:style-name="ce7" office:value-type="float" office:value="-2.938E-015" calcext:value-type="float">
            <text:p>-2.94E-15</text:p>
          </table:table-cell>
          <table:table-cell table:style-name="ce82" office:value-type="float" office:value="-7.616E-015" calcext:value-type="float">
            <text:p>-7.62E-15</text:p>
          </table:table-cell>
          <table:table-cell table:style-name="ce55" table:formula="of:=(SUM([.I5:.N5])-SUM([.I47:.N47]))/SUM([.I5:.N5])" office:value-type="percentage" office:value="0.903521880650994" calcext:value-type="percentage">
            <text:p>90.35%</text:p>
          </table:table-cell>
          <table:table-cell table:style-name="ce4" office:value-type="float" office:value="0.00000000000001875" calcext:value-type="float">
            <text:p>1.88E-14</text:p>
          </table:table-cell>
          <table:table-cell table:style-name="ce7" office:value-type="float" office:value="-2.881E-015" calcext:value-type="float">
            <text:p>-2.88E-15</text:p>
          </table:table-cell>
          <table:table-cell table:style-name="ce7" office:value-type="float" office:value="0.00000000000001056" calcext:value-type="float">
            <text:p>1.06E-14</text:p>
          </table:table-cell>
          <table:table-cell table:style-name="ce7" office:value-type="float" office:value="0.00000000000002985" calcext:value-type="float">
            <text:p>2.99E-14</text:p>
          </table:table-cell>
          <table:table-cell table:style-name="ce7" office:value-type="float" office:value="9.333E-015" calcext:value-type="float">
            <text:p>9.33E-15</text:p>
          </table:table-cell>
          <table:table-cell table:style-name="ce7" office:value-type="float" office:value="0.00000000000001096" calcext:value-type="float">
            <text:p>1.10E-14</text:p>
          </table:table-cell>
          <table:table-cell table:style-name="ce55" table:formula="of:=(SUM([.P5:.U5])-SUM([.P47:.U47]))/SUM([.P5:.U5])" office:value-type="percentage" office:value="0.970225142901583" calcext:value-type="percentage">
            <text:p>97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6:.G6])-SUM([.B48:.G48]))/SUM([.B6:.G6])" office:value-type="percentage" office:value="0" calcext:value-type="percentage">
            <text:p>0.00%</text:p>
          </table:table-cell>
          <table:table-cell table:style-name="ce4" office:value-type="float" office:value="3.043" calcext:value-type="float">
            <text:p>3.04E+00</text:p>
          </table:table-cell>
          <table:table-cell table:style-name="ce7" office:value-type="float" office:value="3.012" calcext:value-type="float">
            <text:p>3.01E+00</text:p>
          </table:table-cell>
          <table:table-cell table:style-name="ce7" office:value-type="float" office:value="2.999" calcext:value-type="float">
            <text:p>3.0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57" calcext:value-type="float">
            <text:p>3.06E+00</text:p>
          </table:table-cell>
          <table:table-cell table:style-name="ce82" office:value-type="float" office:value="3.043" calcext:value-type="float">
            <text:p>3.04E+00</text:p>
          </table:table-cell>
          <table:table-cell table:style-name="ce93" table:formula="of:=(SUM([.I6:.N6])-SUM([.I48:.N48]))/SUM([.I6:.N6])" office:value-type="percentage" office:value="0.0149527665317138" calcext:value-type="percentage">
            <text:p>1.50%</text:p>
          </table:table-cell>
          <table:table-cell table:style-name="ce4" office:value-type="float" office:value="3.22" calcext:value-type="float">
            <text:p>3.22E+00</text:p>
          </table:table-cell>
          <table:table-cell table:style-name="ce7" office:value-type="float" office:value="3.154" calcext:value-type="float">
            <text:p>3.15E+00</text:p>
          </table:table-cell>
          <table:table-cell table:style-name="ce7" office:value-type="float" office:value="3.126" calcext:value-type="float">
            <text:p>3.13E+00</text:p>
          </table:table-cell>
          <table:table-cell table:style-name="ce7" office:value-type="float" office:value="3.307" calcext:value-type="float">
            <text:p>3.31E+00</text:p>
          </table:table-cell>
          <table:table-cell table:style-name="ce7" office:value-type="float" office:value="3.223" calcext:value-type="float">
            <text:p>3.22E+00</text:p>
          </table:table-cell>
          <table:table-cell table:style-name="ce7" office:value-type="float" office:value="3.19" calcext:value-type="float">
            <text:p>3.19E+00</text:p>
          </table:table-cell>
          <table:table-cell table:style-name="ce54" table:formula="of:=(SUM([.P6:.U6])-SUM([.P48:.U48]))/SUM([.P6:.U6])" office:value-type="percentage" office:value="0.00892074459856659" calcext:value-type="percentage">
            <text:p>0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0.06207" calcext:value-type="float">
            <text:p>6.21E-02</text:p>
          </table:table-cell>
          <table:table-cell table:style-name="ce7" office:value-type="float" office:value="0.06217" calcext:value-type="float">
            <text:p>6.22E-02</text:p>
          </table:table-cell>
          <table:table-cell table:style-name="ce7" office:value-type="float" office:value="0.06227" calcext:value-type="float">
            <text:p>6.23E-02</text:p>
          </table:table-cell>
          <table:table-cell table:style-name="ce7" office:value-type="float" office:value="0.06191" calcext:value-type="float">
            <text:p>6.19E-02</text:p>
          </table:table-cell>
          <table:table-cell table:style-name="ce7" office:value-type="float" office:value="0.06211" calcext:value-type="float">
            <text:p>6.21E-02</text:p>
          </table:table-cell>
          <table:table-cell table:style-name="ce7" office:value-type="float" office:value="0.06224" calcext:value-type="float">
            <text:p>6.22E-02</text:p>
          </table:table-cell>
          <table:table-cell table:formula="of:=(SUM([.B7:.G7])-SUM([.B49:.G49]))/SUM([.B7:.G7])" office:value-type="percentage" office:value="0" calcext:value-type="percentage">
            <text:p>0.00%</text:p>
          </table:table-cell>
          <table:table-cell table:style-name="ce4" office:value-type="float" office:value="0.06104" calcext:value-type="float">
            <text:p>6.10E-02</text:p>
          </table:table-cell>
          <table:table-cell table:style-name="ce7" office:value-type="float" office:value="0.06068" calcext:value-type="float">
            <text:p>6.07E-02</text:p>
          </table:table-cell>
          <table:table-cell table:style-name="ce7" office:value-type="float" office:value="0.0605" calcext:value-type="float">
            <text:p>6.05E-02</text:p>
          </table:table-cell>
          <table:table-cell table:style-name="ce7" office:value-type="float" office:value="0.0637" calcext:value-type="float">
            <text:p>6.37E-02</text:p>
          </table:table-cell>
          <table:table-cell table:style-name="ce7" office:value-type="float" office:value="0.06319" calcext:value-type="float">
            <text:p>6.32E-02</text:p>
          </table:table-cell>
          <table:table-cell table:style-name="ce82" office:value-type="float" office:value="0.06293" calcext:value-type="float">
            <text:p>6.29E-02</text:p>
          </table:table-cell>
          <table:table-cell table:style-name="ce93" table:formula="of:=(SUM([.I7:.N7])-SUM([.I49:.N49]))/SUM([.I7:.N7])" office:value-type="percentage" office:value="0.031473719834431" calcext:value-type="percentage">
            <text:p>3.15%</text:p>
          </table:table-cell>
          <table:table-cell table:style-name="ce4" office:value-type="float" office:value="0.06272" calcext:value-type="float">
            <text:p>6.27E-02</text:p>
          </table:table-cell>
          <table:table-cell table:style-name="ce7" office:value-type="float" office:value="0.06133" calcext:value-type="float">
            <text:p>6.13E-02</text:p>
          </table:table-cell>
          <table:table-cell table:style-name="ce7" office:value-type="float" office:value="0.06069" calcext:value-type="float">
            <text:p>6.07E-02</text:p>
          </table:table-cell>
          <table:table-cell table:style-name="ce7" office:value-type="float" office:value="0.06828" calcext:value-type="float">
            <text:p>6.83E-02</text:p>
          </table:table-cell>
          <table:table-cell table:style-name="ce7" office:value-type="float" office:value="0.06591" calcext:value-type="float">
            <text:p>6.59E-02</text:p>
          </table:table-cell>
          <table:table-cell table:style-name="ce7" office:value-type="float" office:value="0.06475" calcext:value-type="float">
            <text:p>6.48E-02</text:p>
          </table:table-cell>
          <table:table-cell table:style-name="ce93" table:formula="of:=(SUM([.P7:.U7])-SUM([.P49:.U49]))/SUM([.P7:.U7])" office:value-type="percentage" office:value="0.031282349079708" calcext:value-type="percentage">
            <text:p>3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.065E-016" calcext:value-type="float">
            <text:p>1.07E-16</text:p>
          </table:table-cell>
          <table:table-cell table:style-name="ce7" office:value-type="float" office:value="1.087E-016" calcext:value-type="float">
            <text:p>1.09E-16</text:p>
          </table:table-cell>
          <table:table-cell table:style-name="ce7" office:value-type="float" office:value="6.221E-016" calcext:value-type="float">
            <text:p>6.22E-16</text:p>
          </table:table-cell>
          <table:table-cell table:style-name="ce7" office:value-type="float" office:value="-3.12E-016" calcext:value-type="float">
            <text:p>-3.12E-16</text:p>
          </table:table-cell>
          <table:table-cell table:style-name="ce7" office:value-type="float" office:value="-1.646E-017" calcext:value-type="float">
            <text:p>-1.65E-17</text:p>
          </table:table-cell>
          <table:table-cell table:style-name="ce7" office:value-type="float" office:value="7.152E-017" calcext:value-type="float">
            <text:p>7.15E-17</text:p>
          </table:table-cell>
          <table:table-cell table:style-name="ce55" table:formula="of:=(SUM([.B8:.G8])-SUM([.B50:.G50]))/SUM([.B8:.G8])" office:value-type="percentage" office:value="-0.600639858789784" calcext:value-type="percentage">
            <text:p>-60.06%</text:p>
          </table:table-cell>
          <table:table-cell table:style-name="ce4" office:value-type="float" office:value="6.101E-016" calcext:value-type="float">
            <text:p>6.10E-16</text:p>
          </table:table-cell>
          <table:table-cell table:style-name="ce7" office:value-type="float" office:value="2.294E-015" calcext:value-type="float">
            <text:p>2.29E-15</text:p>
          </table:table-cell>
          <table:table-cell table:style-name="ce7" office:value-type="float" office:value="0.00000000000001535" calcext:value-type="float">
            <text:p>1.54E-14</text:p>
          </table:table-cell>
          <table:table-cell table:style-name="ce7" office:value-type="float" office:value="5.638E-015" calcext:value-type="float">
            <text:p>5.64E-15</text:p>
          </table:table-cell>
          <table:table-cell table:style-name="ce7" office:value-type="float" office:value="-2.938E-015" calcext:value-type="float">
            <text:p>-2.94E-15</text:p>
          </table:table-cell>
          <table:table-cell table:style-name="ce82" office:value-type="float" office:value="-7.616E-015" calcext:value-type="float">
            <text:p>-7.62E-15</text:p>
          </table:table-cell>
          <table:table-cell table:style-name="ce55" table:formula="of:=(SUM([.I8:.N8])-SUM([.I50:.N50]))/SUM([.I8:.N8])" office:value-type="percentage" office:value="0.903521880650994" calcext:value-type="percentage">
            <text:p>90.35%</text:p>
          </table:table-cell>
          <table:table-cell table:style-name="ce4" office:value-type="float" office:value="0.00000000000001875" calcext:value-type="float">
            <text:p>1.88E-14</text:p>
          </table:table-cell>
          <table:table-cell table:style-name="ce7" office:value-type="float" office:value="-2.881E-015" calcext:value-type="float">
            <text:p>-2.88E-15</text:p>
          </table:table-cell>
          <table:table-cell table:style-name="ce7" office:value-type="float" office:value="0.00000000000001056" calcext:value-type="float">
            <text:p>1.06E-14</text:p>
          </table:table-cell>
          <table:table-cell table:style-name="ce7" office:value-type="float" office:value="0.00000000000002985" calcext:value-type="float">
            <text:p>2.99E-14</text:p>
          </table:table-cell>
          <table:table-cell table:style-name="ce7" office:value-type="float" office:value="9.333E-015" calcext:value-type="float">
            <text:p>9.33E-15</text:p>
          </table:table-cell>
          <table:table-cell table:style-name="ce7" office:value-type="float" office:value="0.00000000000001096" calcext:value-type="float">
            <text:p>1.10E-14</text:p>
          </table:table-cell>
          <table:table-cell table:style-name="ce55" table:formula="of:=(SUM([.P8:.U8])-SUM([.P50:.U50]))/SUM([.P8:.U8])" office:value-type="percentage" office:value="0.970225142901583" calcext:value-type="percentage">
            <text:p>97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.033" calcext:value-type="float">
            <text:p>3.03E+00</text:p>
          </table:table-cell>
          <table:table-cell table:style-name="ce7" office:value-type="float" office:value="3.021" calcext:value-type="float">
            <text:p>3.02E+00</text:p>
          </table:table-cell>
          <table:table-cell table:style-name="ce7" office:value-type="float" office:value="3.017" calcext:value-type="float">
            <text:p>3.02E+00</text:p>
          </table:table-cell>
          <table:table-cell table:style-name="ce7" office:value-type="float" office:value="3.019" calcext:value-type="float">
            <text:p>3.02E+00</text:p>
          </table:table-cell>
          <table:table-cell table:style-name="ce7" office:value-type="float" office:value="3.008" calcext:value-type="float">
            <text:p>3.01E+00</text:p>
          </table:table-cell>
          <table:table-cell table:style-name="ce7" office:value-type="float" office:value="3.004" calcext:value-type="float">
            <text:p>3.00E+00</text:p>
          </table:table-cell>
          <table:table-cell table:formula="of:=(SUM([.B9:.G9])-SUM([.B51:.G51]))/SUM([.B9:.G9])" office:value-type="percentage" office:value="0" calcext:value-type="percentage">
            <text:p>0.00%</text:p>
          </table:table-cell>
          <table:table-cell table:style-name="ce4" office:value-type="float" office:value="3.043" calcext:value-type="float">
            <text:p>3.04E+00</text:p>
          </table:table-cell>
          <table:table-cell table:style-name="ce7" office:value-type="float" office:value="3.012" calcext:value-type="float">
            <text:p>3.01E+00</text:p>
          </table:table-cell>
          <table:table-cell table:style-name="ce7" office:value-type="float" office:value="2.999" calcext:value-type="float">
            <text:p>3.00E+00</text:p>
          </table:table-cell>
          <table:table-cell table:style-name="ce7" office:value-type="float" office:value="3.094" calcext:value-type="float">
            <text:p>3.09E+00</text:p>
          </table:table-cell>
          <table:table-cell table:style-name="ce7" office:value-type="float" office:value="3.057" calcext:value-type="float">
            <text:p>3.06E+00</text:p>
          </table:table-cell>
          <table:table-cell table:style-name="ce82" office:value-type="float" office:value="3.043" calcext:value-type="float">
            <text:p>3.04E+00</text:p>
          </table:table-cell>
          <table:table-cell table:style-name="ce93" table:formula="of:=(SUM([.I9:.N9])-SUM([.I51:.N51]))/SUM([.I9:.N9])" office:value-type="percentage" office:value="0.0148995897214424" calcext:value-type="percentage">
            <text:p>1.49%</text:p>
          </table:table-cell>
          <table:table-cell table:style-name="ce4" office:value-type="float" office:value="3.22" calcext:value-type="float">
            <text:p>3.22E+00</text:p>
          </table:table-cell>
          <table:table-cell table:style-name="ce7" office:value-type="float" office:value="3.154" calcext:value-type="float">
            <text:p>3.15E+00</text:p>
          </table:table-cell>
          <table:table-cell table:style-name="ce7" office:value-type="float" office:value="3.126" calcext:value-type="float">
            <text:p>3.13E+00</text:p>
          </table:table-cell>
          <table:table-cell table:style-name="ce7" office:value-type="float" office:value="3.306" calcext:value-type="float">
            <text:p>3.31E+00</text:p>
          </table:table-cell>
          <table:table-cell table:style-name="ce7" office:value-type="float" office:value="3.222" calcext:value-type="float">
            <text:p>3.22E+00</text:p>
          </table:table-cell>
          <table:table-cell table:style-name="ce7" office:value-type="float" office:value="3.189" calcext:value-type="float">
            <text:p>3.19E+00</text:p>
          </table:table-cell>
          <table:table-cell table:style-name="ce54" table:formula="of:=(SUM([.P9:.U9])-SUM([.P51:.U51]))/SUM([.P9:.U9])" office:value-type="percentage" office:value="0.00897323500593074" calcext:value-type="percentage">
            <text:p>0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7.438E-017" calcext:value-type="float">
            <text:p>7.44E-17</text:p>
          </table:table-cell>
          <table:table-cell table:style-name="ce7" office:value-type="float" office:value="-4.252E-015" calcext:value-type="float">
            <text:p>-4.25E-15</text:p>
          </table:table-cell>
          <table:table-cell table:style-name="ce7" office:value-type="float" office:value="-0.00000000000001053" calcext:value-type="float">
            <text:p>-1.05E-14</text:p>
          </table:table-cell>
          <table:table-cell table:style-name="ce7" office:value-type="float" office:value="-1.228E-016" calcext:value-type="float">
            <text:p>-1.23E-16</text:p>
          </table:table-cell>
          <table:table-cell table:style-name="ce7" office:value-type="float" office:value="-1.58E-015" calcext:value-type="float">
            <text:p>-1.58E-15</text:p>
          </table:table-cell>
          <table:table-cell table:style-name="ce7" office:value-type="float" office:value="-4.77E-016" calcext:value-type="float">
            <text:p>-4.77E-16</text:p>
          </table:table-cell>
          <table:table-cell table:style-name="ce55" table:formula="of:=(SUM([.B10:.G10])-SUM([.B52:.G52]))/SUM([.B10:.G10])" office:value-type="percentage" office:value="-0.409878000622812" calcext:value-type="percentage">
            <text:p>-40.99%</text:p>
          </table:table-cell>
          <table:table-cell table:style-name="ce4" office:value-type="float" office:value="-3.14E-016" calcext:value-type="float">
            <text:p>-3.14E-16</text:p>
          </table:table-cell>
          <table:table-cell table:style-name="ce7" office:value-type="float" office:value="3.08E-015" calcext:value-type="float">
            <text:p>3.08E-15</text:p>
          </table:table-cell>
          <table:table-cell table:style-name="ce7" office:value-type="float" office:value="-0.00000000000001908" calcext:value-type="float">
            <text:p>-1.91E-14</text:p>
          </table:table-cell>
          <table:table-cell table:style-name="ce7" office:value-type="float" office:value="-7.934E-015" calcext:value-type="float">
            <text:p>-7.93E-15</text:p>
          </table:table-cell>
          <table:table-cell table:style-name="ce7" office:value-type="float" office:value="-7.248E-017" calcext:value-type="float">
            <text:p>-7.25E-17</text:p>
          </table:table-cell>
          <table:table-cell table:style-name="ce82" office:value-type="float" office:value="-6.415E-016" calcext:value-type="float">
            <text:p>-6.42E-16</text:p>
          </table:table-cell>
          <table:table-cell table:style-name="ce55" table:formula="of:=(SUM([.I10:.N10])-SUM([.I52:.N52]))/SUM([.I10:.N10])" office:value-type="percentage" office:value="0.889274396735273" calcext:value-type="percentage">
            <text:p>88.93%</text:p>
          </table:table-cell>
          <table:table-cell table:style-name="ce4" office:value-type="float" office:value="-9.134E-015" calcext:value-type="float">
            <text:p>-9.13E-15</text:p>
          </table:table-cell>
          <table:table-cell table:style-name="ce7" office:value-type="float" office:value="3.41E-015" calcext:value-type="float">
            <text:p>3.41E-15</text:p>
          </table:table-cell>
          <table:table-cell table:style-name="ce7" office:value-type="float" office:value="-2.517E-015" calcext:value-type="float">
            <text:p>-2.52E-15</text:p>
          </table:table-cell>
          <table:table-cell table:style-name="ce7" office:value-type="float" office:value="-0.00000000000001824" calcext:value-type="float">
            <text:p>-1.82E-14</text:p>
          </table:table-cell>
          <table:table-cell table:style-name="ce7" office:value-type="float" office:value="-3.408E-015" calcext:value-type="float">
            <text:p>-3.41E-15</text:p>
          </table:table-cell>
          <table:table-cell table:style-name="ce7" office:value-type="float" office:value="-8.492E-015" calcext:value-type="float">
            <text:p>-8.49E-15</text:p>
          </table:table-cell>
          <table:table-cell table:style-name="ce55" table:formula="of:=(SUM([.P10:.U10])-SUM([.P52:.U52]))/SUM([.P10:.U10])" office:value-type="percentage" office:value="0.978379337539432" calcext:value-type="percentage">
            <text:p>9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-0.2516" calcext:value-type="float">
            <text:p>-2.52E-01</text:p>
          </table:table-cell>
          <table:table-cell table:style-name="ce7" office:value-type="float" office:value="-0.25" calcext:value-type="float">
            <text:p>-2.50E-01</text:p>
          </table:table-cell>
          <table:table-cell table:style-name="ce7" office:value-type="float" office:value="-0.2494" calcext:value-type="float">
            <text:p>-2.49E-01</text:p>
          </table:table-cell>
          <table:table-cell table:style-name="ce7" office:value-type="float" office:value="-0.2576" calcext:value-type="float">
            <text:p>-2.58E-01</text:p>
          </table:table-cell>
          <table:table-cell table:style-name="ce7" office:value-type="float" office:value="-0.2562" calcext:value-type="float">
            <text:p>-2.56E-01</text:p>
          </table:table-cell>
          <table:table-cell table:style-name="ce7" office:value-type="float" office:value="-0.2557" calcext:value-type="float">
            <text:p>-2.56E-01</text:p>
          </table:table-cell>
          <table:table-cell table:formula="of:=(SUM([.B11:.G11])-SUM([.B53:.G53]))/SUM([.B11:.G11])" office:value-type="percentage" office:value="-0" calcext:value-type="percentage">
            <text:p>0.00%</text:p>
          </table:table-cell>
          <table:table-cell table:style-name="ce4" office:value-type="float" office:value="-0.244" calcext:value-type="float">
            <text:p>-2.44E-01</text:p>
          </table:table-cell>
          <table:table-cell table:style-name="ce7" office:value-type="float" office:value="-0.2446" calcext:value-type="float">
            <text:p>-2.45E-01</text:p>
          </table:table-cell>
          <table:table-cell table:style-name="ce7" office:value-type="float" office:value="-0.2447" calcext:value-type="float">
            <text:p>-2.45E-01</text:p>
          </table:table-cell>
          <table:table-cell table:style-name="ce7" office:value-type="float" office:value="-0.2608" calcext:value-type="float">
            <text:p>-2.61E-01</text:p>
          </table:table-cell>
          <table:table-cell table:style-name="ce7" office:value-type="float" office:value="-0.261" calcext:value-type="float">
            <text:p>-2.61E-01</text:p>
          </table:table-cell>
          <table:table-cell table:style-name="ce82" office:value-type="float" office:value="-0.2604" calcext:value-type="float">
            <text:p>-2.60E-01</text:p>
          </table:table-cell>
          <table:table-cell table:style-name="ce93" table:formula="of:=(SUM([.I11:.N11])-SUM([.I53:.N53]))/SUM([.I11:.N11])" office:value-type="percentage" office:value="0.0415507209714142" calcext:value-type="percentage">
            <text:p>4.16%</text:p>
          </table:table-cell>
          <table:table-cell table:style-name="ce4" office:value-type="float" office:value="-0.2418" calcext:value-type="float">
            <text:p>-2.42E-01</text:p>
          </table:table-cell>
          <table:table-cell table:style-name="ce7" office:value-type="float" office:value="-0.2416" calcext:value-type="float">
            <text:p>-2.42E-01</text:p>
          </table:table-cell>
          <table:table-cell table:style-name="ce7" office:value-type="float" office:value="-0.2409" calcext:value-type="float">
            <text:p>-2.41E-01</text:p>
          </table:table-cell>
          <table:table-cell table:style-name="ce7" office:value-type="float" office:value="-0.2767" calcext:value-type="float">
            <text:p>-2.77E-01</text:p>
          </table:table-cell>
          <table:table-cell table:style-name="ce7" office:value-type="float" office:value="-0.2759" calcext:value-type="float">
            <text:p>-2.76E-01</text:p>
          </table:table-cell>
          <table:table-cell table:style-name="ce7" office:value-type="float" office:value="-0.2741" calcext:value-type="float">
            <text:p>-2.74E-01</text:p>
          </table:table-cell>
          <table:table-cell table:style-name="ce93" table:formula="of:=(SUM([.P11:.U11])-SUM([.P53:.U53]))/SUM([.P11:.U11])" office:value-type="percentage" office:value="0.0841452612931797" calcext:value-type="percentage">
            <text:p>8.4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6.535E-017" calcext:value-type="float">
            <text:p>6.54E-17</text:p>
          </table:table-cell>
          <table:table-cell table:style-name="ce7" office:value-type="float" office:value="4.482E-017" calcext:value-type="float">
            <text:p>4.48E-17</text:p>
          </table:table-cell>
          <table:table-cell table:style-name="ce7" office:value-type="float" office:value="3.964E-016" calcext:value-type="float">
            <text:p>3.96E-16</text:p>
          </table:table-cell>
          <table:table-cell table:style-name="ce7" office:value-type="float" office:value="-7.136E-017" calcext:value-type="float">
            <text:p>-7.14E-17</text:p>
          </table:table-cell>
          <table:table-cell table:style-name="ce7" office:value-type="float" office:value="4.639E-017" calcext:value-type="float">
            <text:p>4.64E-17</text:p>
          </table:table-cell>
          <table:table-cell table:style-name="ce7" office:value-type="float" office:value="9.732E-017" calcext:value-type="float">
            <text:p>9.73E-17</text:p>
          </table:table-cell>
          <table:table-cell table:style-name="ce55" table:formula="of:=(SUM([.B12:.G12])-SUM([.B54:.G54]))/SUM([.B12:.G12])" office:value-type="percentage" office:value="-0.453331324998745" calcext:value-type="percentage">
            <text:p>-45.33%</text:p>
          </table:table-cell>
          <table:table-cell table:style-name="ce4" office:value-type="float" office:value="-1.477E-016" calcext:value-type="float">
            <text:p>-1.48E-16</text:p>
          </table:table-cell>
          <table:table-cell table:style-name="ce7" office:value-type="float" office:value="-5.356E-016" calcext:value-type="float">
            <text:p>-5.36E-16</text:p>
          </table:table-cell>
          <table:table-cell table:style-name="ce7" office:value-type="float" office:value="3.839E-015" calcext:value-type="float">
            <text:p>3.84E-15</text:p>
          </table:table-cell>
          <table:table-cell table:style-name="ce7" office:value-type="float" office:value="6.853E-016" calcext:value-type="float">
            <text:p>6.85E-16</text:p>
          </table:table-cell>
          <table:table-cell table:style-name="ce7" office:value-type="float" office:value="1.174E-015" calcext:value-type="float">
            <text:p>1.17E-15</text:p>
          </table:table-cell>
          <table:table-cell table:style-name="ce82" office:value-type="float" office:value="7.312E-016" calcext:value-type="float">
            <text:p>7.31E-16</text:p>
          </table:table-cell>
          <table:table-cell table:style-name="ce55" table:formula="of:=(SUM([.I12:.N12])-SUM([.I54:.N54]))/SUM([.I12:.N12])" office:value-type="percentage" office:value="0.86543172291047" calcext:value-type="percentage">
            <text:p>86.54%</text:p>
          </table:table-cell>
          <table:table-cell table:style-name="ce4" office:value-type="float" office:value="1.789E-015" calcext:value-type="float">
            <text:p>1.79E-15</text:p>
          </table:table-cell>
          <table:table-cell table:style-name="ce7" office:value-type="float" office:value="-2.536E-015" calcext:value-type="float">
            <text:p>-2.54E-15</text:p>
          </table:table-cell>
          <table:table-cell table:style-name="ce7" office:value-type="float" office:value="-1.422E-015" calcext:value-type="float">
            <text:p>-1.42E-15</text:p>
          </table:table-cell>
          <table:table-cell table:style-name="ce7" office:value-type="float" office:value="4.474E-015" calcext:value-type="float">
            <text:p>4.47E-15</text:p>
          </table:table-cell>
          <table:table-cell table:style-name="ce7" office:value-type="float" office:value="7.103E-016" calcext:value-type="float">
            <text:p>7.10E-16</text:p>
          </table:table-cell>
          <table:table-cell table:style-name="ce7" office:value-type="float" office:value="5.424E-015" calcext:value-type="float">
            <text:p>5.42E-15</text:p>
          </table:table-cell>
          <table:table-cell table:style-name="ce55" table:formula="of:=(SUM([.P12:.U12])-SUM([.P54:.U54]))/SUM([.P12:.U12])" office:value-type="percentage" office:value="0.985407970951846" calcext:value-type="percentage">
            <text:p>98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x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5" office:value-type="float" office:value="-0.0001" calcext:value-type="float">
            <text:p>-0.0001</text:p>
          </table:table-cell>
          <table:table-cell table:formula="of:=(SUM([.B13:.G13])-SUM([.B55:.G55]))/SUM([.B13:.G13])" office:value-type="percentage" office:value="-0" calcext:value-type="percentage">
            <text:p>0.00%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2" office:value-type="float" office:value="-0.0001" calcext:value-type="float">
            <text:p>-0.0001</text:p>
          </table:table-cell>
          <table:table-cell table:style-name="ce7" office:value-type="float" office:value="-0.0001" calcext:value-type="float">
            <text:p>-1.00E-04</text:p>
          </table:table-cell>
          <table:table-cell office:value-type="float" office:value="-0.0001" calcext:value-type="float">
            <text:p>-0.0001</text:p>
          </table:table-cell>
          <table:table-cell table:style-name="ce83" office:value-type="float" office:value="-0.0001" calcext:value-type="float">
            <text:p>-0.0001</text:p>
          </table:table-cell>
          <table:table-cell table:style-name="ce54" table:formula="of:=(SUM([.I13:.N13])-SUM([.I55:.N55]))/SUM([.I13:.N13])" office:value-type="percentage" office:value="-0" calcext:value-type="percentage">
            <text:p>0.00%</text:p>
          </table:table-cell>
          <table:table-cell table:style-name="ce2" office:value-type="float" office:value="-0.0001" calcext:value-type="float">
            <text:p>-0.0001</text:p>
          </table:table-cell>
          <table:table-cell table:number-columns-repeated="5" office:value-type="float" office:value="-0.0001" calcext:value-type="float">
            <text:p>-0.0001</text:p>
          </table:table-cell>
          <table:table-cell table:style-name="ce54" table:formula="of:=(SUM([.P13:.U13])-SUM([.P55:.U55]))/SUM([.P13:.U13])" office:value-type="percentage" office:value="-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</text:p>
          </table:table-cell>
          <table:table-cell office:value-type="float" office:value="-0" calcext:value-type="float">
            <text:p>0</text:p>
          </table:table-cell>
          <table:table-cell table:style-name="ce83" office:value-type="float" office:value="-0" calcext:value-type="float">
            <text:p>0</text:p>
          </table:table-cell>
          <table:table-cell table:style-name="ce54"/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ce54"/>
          <table:table-cell table:number-columns-repeated="3"/>
        </table:table-row>
        <table:table-row table:style-name="ro1">
          <table:table-cell office:value-type="string" calcext:value-type="string">
            <text:p>Cz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formula="of:=(SUM([.B15:.G15])-SUM([.B57:.G57]))/SUM([.B15:.G15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" calcext:value-type="float">
            <text:p>0.005</text:p>
          </table:table-cell>
          <table:table-cell table:style-name="ce83" office:value-type="float" office:value="0.005" calcext:value-type="float">
            <text:p>0.005</text:p>
          </table:table-cell>
          <table:table-cell table:style-name="ce93" table:formula="of:=(SUM([.I15:.N15])-SUM([.I57:.N57]))/SUM([.I15:.N15])" office:value-type="percentage" office:value="0.0132013201320132" calcext:value-type="percentage">
            <text:p>1.32%</text:p>
          </table:table-cell>
          <table:table-cell table:style-name="ce2" office:value-type="float" office:value="0.0053" calcext:value-type="float">
            <text:p>0.0053</text:p>
          </table:table-cell>
          <table:table-cell table:number-columns-repeated="2" office:value-type="float" office:value="0.0051" calcext:value-type="float">
            <text:p>0.0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style-name="ce54" table:formula="of:=(SUM([.P15:.U15])-SUM([.P57:.U57]))/SUM([.P15:.U15])" office:value-type="percentage" office:value="0.00946372239747617" calcext:value-type="percentage">
            <text:p>0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5" office:value-type="float" office:value="0.0001" calcext:value-type="float">
            <text:p>0.0001</text:p>
          </table:table-cell>
          <table:table-cell table:formula="of:=(SUM([.B16:.G16])-SUM([.B58:.G58]))/SUM([.B16:.G16])" office:value-type="percentage" office:value="0" calcext:value-type="percentage">
            <text:p>0.00%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4" office:value-type="float" office:value="0.0001" calcext:value-type="float">
            <text:p>0.0001</text:p>
          </table:table-cell>
          <table:table-cell table:style-name="ce83" office:value-type="float" office:value="0.0001" calcext:value-type="float">
            <text:p>0.0001</text:p>
          </table:table-cell>
          <table:table-cell table:style-name="ce54" table:formula="of:=(SUM([.I16:.N16])-SUM([.I58:.N58]))/SUM([.I16:.N16])" office:value-type="percentage" office:value="0" calcext:value-type="percentage">
            <text:p>0.00%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5" office:value-type="float" office:value="0.0001" calcext:value-type="float">
            <text:p>0.0001</text:p>
          </table:table-cell>
          <table:table-cell table:style-name="ce54" table:formula="of:=(SUM([.P16:.U16])-SUM([.P58:.U58]))/SUM([.P16:.U16])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3" office:value-type="float" office:value="-0" calcext:value-type="float">
            <text:p>0</text:p>
          </table:table-cell>
          <table:table-cell table:style-name="ce54"/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ce54"/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5" office:value-type="float" office:value="0.0049" calcext:value-type="float">
            <text:p>0.0049</text:p>
          </table:table-cell>
          <table:table-cell table:formula="of:=(SUM([.B18:.G18])-SUM([.B60:.G60]))/SUM([.B18:.G18])" office:value-type="percentage" office:value="0" calcext:value-type="percentage">
            <text:p>0.00%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" calcext:value-type="float">
            <text:p>0.005</text:p>
          </table:table-cell>
          <table:table-cell table:style-name="ce83" office:value-type="float" office:value="0.005" calcext:value-type="float">
            <text:p>0.005</text:p>
          </table:table-cell>
          <table:table-cell table:style-name="ce93" table:formula="of:=(SUM([.I18:.N18])-SUM([.I60:.N60]))/SUM([.I18:.N18])" office:value-type="percentage" office:value="0.0132013201320132" calcext:value-type="percentage">
            <text:p>1.32%</text:p>
          </table:table-cell>
          <table:table-cell table:style-name="ce2" office:value-type="float" office:value="0.0053" calcext:value-type="float">
            <text:p>0.0053</text:p>
          </table:table-cell>
          <table:table-cell table:number-columns-repeated="2" office:value-type="float" office:value="0.0051" calcext:value-type="float">
            <text:p>0.0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style-name="ce54" table:formula="of:=(SUM([.P18:.U18])-SUM([.P60:.U60]))/SUM([.P18:.U18])" office:value-type="percentage" office:value="0.00946372239747617" calcext:value-type="percentage">
            <text:p>0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-0" calcext:value-type="float">
            <text:p>0</text:p>
          </table:table-cell>
          <table:table-cell/>
          <table:table-cell table:style-name="ce2" office:value-type="float" office:value="-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3" office:value-type="float" office:value="-0" calcext:value-type="float">
            <text:p>0</text:p>
          </table:table-cell>
          <table:table-cell table:style-name="ce54"/>
          <table:table-cell table:style-name="ce2" office:value-type="float" office:value="-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4"/>
          <table:table-cell table:number-columns-repeated="3"/>
        </table:table-row>
        <table:table-row table:style-name="ro1">
          <table:table-cell office:value-type="string" calcext:value-type="string">
            <text:p>Cm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5" office:value-type="float" office:value="-0.0004" calcext:value-type="float">
            <text:p>-0.0004</text:p>
          </table:table-cell>
          <table:table-cell table:formula="of:=(SUM([.B20:.G20])-SUM([.B62:.G62]))/SUM([.B20:.G20])" office:value-type="percentage" office:value="-0" calcext:value-type="percentage">
            <text:p>0.00%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4" office:value-type="float" office:value="-0.0004" calcext:value-type="float">
            <text:p>-0.0004</text:p>
          </table:table-cell>
          <table:table-cell table:style-name="ce83" office:value-type="float" office:value="-0.0004" calcext:value-type="float">
            <text:p>-0.0004</text:p>
          </table:table-cell>
          <table:table-cell table:style-name="ce54" table:formula="of:=(SUM([.I20:.N20])-SUM([.I62:.N62]))/SUM([.I20:.N20])" office:value-type="percentage" office:value="-0" calcext:value-type="percentage">
            <text:p>0.00%</text:p>
          </table:table-cell>
          <table:table-cell table:style-name="ce2" office:value-type="float" office:value="-0.0004" calcext:value-type="float">
            <text:p>-0.0004</text:p>
          </table:table-cell>
          <table:table-cell table:number-columns-repeated="2" office:value-type="float" office:value="-0.0004" calcext:value-type="float">
            <text:p>-0.0004</text:p>
          </table:table-cell>
          <table:table-cell table:number-columns-repeated="2" office:value-type="float" office:value="-0.0005" calcext:value-type="float">
            <text:p>-0.0005</text:p>
          </table:table-cell>
          <table:table-cell office:value-type="float" office:value="-0.0004" calcext:value-type="float">
            <text:p>-0.0004</text:p>
          </table:table-cell>
          <table:table-cell table:style-name="ce93" table:formula="of:=(SUM([.P20:.U20])-SUM([.P62:.U62]))/SUM([.P20:.U20])" office:value-type="percentage" office:value="0.133333333333333" calcext:value-type="percentage">
            <text:p>13.33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56"/>
          <table:table-cell table:style-name="ce3" office:value-type="float" office:value="-0" calcext:value-type="float">
            <text:p>0</text:p>
          </table:table-cell>
          <table:table-cell table:number-columns-repeated="5" table:style-name="ce6" office:value-type="float" office:value="-0" calcext:value-type="float">
            <text:p>0</text:p>
          </table:table-cell>
          <table:table-cell table:style-name="ce56"/>
          <table:table-cell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-0" calcext:value-type="float">
            <text:p>0</text:p>
          </table:table-cell>
          <table:table-cell table:style-name="ce5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6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9">
          <table:table-cell table:style-name="Default"/>
          <table:table-cell table:style-name="ce26"/>
          <table:table-cell table:number-columns-repeated="5"/>
          <table:table-cell table:style-name="Default"/>
          <table:table-cell table:number-columns-repeated="17"/>
        </table:table-row>
        <table:table-row table:style-name="ro1" table:number-rows-repeated="8">
          <table:table-cell table:style-name="Default"/>
          <table:table-cell table:style-name="ce26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6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8:42:33.558048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08:42:33.694077393</meta:creation-date>
    <meta:editing-duration>PT2H18M49S</meta:editing-duration>
    <meta:editing-cycles>17</meta:editing-cycles>
    <meta:generator>LibreOffice/6.0.6.1$Linux_X86_64 LibreOffice_project/00$Build-1</meta:generator>
    <dc:date>2020-07-20T14:44:07.651038702</dc:date>
    <meta:document-statistic meta:table-count="1" meta:cell-count="1175" meta:object-count="0"/>
  </office:meta>
</office:document-meta>
</file>